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3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4">
      <style:paragraph-properties fo:margin-top="0in" fo:margin-bottom="0in"/>
    </style:style>
    <style:style style:name="P45" style:family="paragraph" style:parent-style-name="Text_20_body" style:list-style-name="L5">
      <style:paragraph-properties fo:margin-top="0in" fo:margin-bottom="0in"/>
    </style:style>
    <style:style style:name="P46" style:family="paragraph" style:parent-style-name="Text_20_body" style:list-style-name="L6">
      <style:paragraph-properties fo:margin-top="0in" fo:margin-bottom="0in"/>
    </style:style>
    <style:style style:name="P47" style:family="paragraph" style:parent-style-name="Text_20_body" style:list-style-name="L7">
      <style:paragraph-properties fo:margin-top="0in" fo:margin-bottom="0in"/>
    </style:style>
    <style:style style:name="P48" style:family="paragraph" style:parent-style-name="Text_20_body" style:list-style-name="L8">
      <style:paragraph-properties fo:margin-top="0in" fo:margin-bottom="0in"/>
    </style:style>
    <style:style style:name="P49" style:family="paragraph" style:parent-style-name="Text_20_body" style:list-style-name="L9">
      <style:paragraph-properties fo:margin-top="0in" fo:margin-bottom="0in"/>
    </style:style>
    <style:style style:name="P50" style:family="paragraph" style:parent-style-name="Text_20_body" style:list-style-name="L1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11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12">
      <style:paragraph-properties fo:margin-top="0in" fo:margin-bottom="0in"/>
    </style:style>
    <style:style style:name="P58" style:family="paragraph" style:parent-style-name="Text_20_body" style:list-style-name="L13">
      <style:paragraph-properties fo:margin-top="0in" fo:margin-bottom="0in"/>
    </style:style>
    <style:style style:name="P59" style:family="paragraph" style:parent-style-name="Text_20_body" style:list-style-name="L14">
      <style:paragraph-properties fo:margin-top="0in" fo:margin-bottom="0in"/>
    </style:style>
    <style:style style:name="P60" style:family="paragraph" style:parent-style-name="Text_20_body" style:list-style-name="L15">
      <style:paragraph-properties fo:margin-top="0in" fo:margin-bottom="0in"/>
    </style:style>
    <style:style style:name="P61" style:family="paragraph" style:parent-style-name="Text_20_body" style:list-style-name="L16">
      <style:paragraph-properties fo:margin-top="0in" fo:margin-bottom="0in"/>
    </style:style>
    <style:style style:name="P62" style:family="paragraph" style:parent-style-name="Text_20_body" style:list-style-name="L17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Text_20_body" style:list-style-name="L18">
      <style:paragraph-properties fo:margin-top="0in" fo:margin-bottom="0in"/>
    </style:style>
    <style:style style:name="P72" style:family="paragraph" style:parent-style-name="Text_20_body" style:list-style-name="L19">
      <style:paragraph-properties fo:margin-top="0in" fo:margin-bottom="0in"/>
    </style:style>
    <style:style style:name="P73" style:family="paragraph" style:parent-style-name="Text_20_body" style:list-style-name="L20">
      <style:paragraph-properties fo:margin-top="0in" fo:margin-bottom="0in"/>
    </style:style>
    <style:style style:name="P74" style:family="paragraph" style:parent-style-name="Text_20_body" style:list-style-name="L21">
      <style:paragraph-properties fo:margin-top="0in" fo:margin-bottom="0in"/>
    </style:style>
    <style:style style:name="P75" style:family="paragraph" style:parent-style-name="Text_20_body" style:list-style-name="L22">
      <style:paragraph-properties fo:margin-top="0in" fo:margin-bottom="0in"/>
    </style:style>
    <style:style style:name="P76" style:family="paragraph" style:parent-style-name="Text_20_body" style:list-style-name="L23">
      <style:paragraph-properties fo:margin-top="0in" fo:margin-bottom="0in"/>
    </style:style>
    <style:style style:name="P77" style:family="paragraph" style:parent-style-name="Text_20_body" style:list-style-name="L24">
      <style:paragraph-properties fo:margin-top="0in" fo:margin-bottom="0in"/>
    </style:style>
    <style:style style:name="P78" style:family="paragraph" style:parent-style-name="Text_20_body" style:list-style-name="L25">
      <style:paragraph-properties fo:margin-top="0in" fo:margin-bottom="0in"/>
    </style:style>
    <style:style style:name="P79" style:family="paragraph" style:parent-style-name="Text_20_body" style:list-style-name="L26">
      <style:paragraph-properties fo:margin-top="0in" fo:margin-bottom="0in"/>
    </style:style>
    <style:style style:name="P80" style:family="paragraph" style:parent-style-name="Text_20_body" style:list-style-name="L27">
      <style:paragraph-properties fo:margin-top="0in" fo:margin-bottom="0in"/>
    </style:style>
    <style:style style:name="P81" style:family="paragraph" style:parent-style-name="Text_20_body" style:list-style-name="L28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29">
      <style:paragraph-properties fo:margin-top="0in" fo:margin-bottom="0in"/>
    </style:style>
    <style:style style:name="P106" style:family="paragraph" style:parent-style-name="Text_20_body" style:list-style-name="L3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1845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2767*"/>
    </style:style>
    <style:style style:name="Table2.B" style:family="table-column">
      <style:table-column-properties style:rel-column-width="32767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21845*"/>
    </style:style>
    <style:style style:name="Table4.B" style:family="table-column">
      <style:table-column-properties style:rel-column-width="21845*"/>
    </style:style>
    <style:style style:name="Table4.C" style:family="table-column">
      <style:table-column-properties style:rel-column-width="21845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21845*"/>
    </style:style>
    <style:style style:name="Table5.B" style:family="table-column">
      <style:table-column-properties style:rel-column-width="21845*"/>
    </style:style>
    <style:style style:name="Table5.C" style:family="table-column">
      <style:table-column-properties style:rel-column-width="21845*"/>
    </style:style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32767*"/>
    </style:style>
    <style:style style:name="Table6.B" style:family="table-column">
      <style:table-column-properties style:rel-column-width="32767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</office:automatic-styles>
  <office:body>
    <office:text>
      <text:p text:style-name="Title">数据集、解析流程与训练方法说明</text:p>
      <text:h text:style-name="Heading_20_1" text:outline-level="1"><text:bookmark-start text:name="数据集解析流程与训练方法说明"/>数据集、解析流程与训练方法说明<text:bookmark-end text:name="数据集解析流程与训练方法说明"/></text:h>
      <text:p text:style-name="First_20_paragraph">本文档面向当前 <text:span text:style-name="Source_Text">pocket_diffusion</text:span> / <text:span text:style-name="Source_Text">patent_rw</text:span> 仓库的 Rust 研究栈，说明项目当前使用和支持的数据集格式、下载与整理方法、parser 逻辑，以及配置驱动训练流程。文档反映 2026-04-29 当前代码状态。</text:p>
      <text:p text:style-name="Text_20_body">需要先明确当前边界：系统保留 target-ligand conditioned denoising/refinement 和 geometry-only coordinate flow 作为基线，同时已经实现 config-gated de novo full molecular flow。真正的 de novo 路径要求 <text:span text:style-name="Source_Text">generation_mode=de_novo_initialization</text:span>、<text:span text:style-name="Source_Text">generation_method.primary_backend.family=flow_matching</text:span>、<text:span text:style-name="Source_Text">generation_method.flow_matching.geometry_only=false</text:span>，并启用 <text:span text:style-name="Source_Text">geometry/atom_type/bond/topology/pocket_context</text:span> 五个 flow branch。数据集解析仍以蛋白-配体复合物为中心，原始 pocket 坐标记录 ligand-centered model frame；de novo 执行路径会对 pocket/context 重新居中，并将目标 ligand 仅作为训练监督，而不是初始化或条件输入。</text:p>
      <text:h text:style-name="Heading_20_2" text:outline-level="2"><text:bookmark-start text:name="当前使用的数据集层级"/>1. 当前使用的数据集层级<text:bookmark-end text:name="当前使用的数据集层级"/></text:h>
      <text:h text:style-name="Heading_20_3" text:outline-level="3"><text:bookmark-start text:name="仓库自带-mini_pdbbind"/>1.1 仓库自带 mini_pdbbind<text:bookmark-end text:name="仓库自带-mini_pdbbind"/></text:h>
      <text:p text:style-name="First_20_paragraph">路径：</text:p>
      <text:p text:style-name="P1">examples/datasets/mini_pdbbind/</text:p>
      <text:p text:style-name="First_20_paragraph">用途：</text:p>
      <text:list text:style-name="L1">
        <text:list-item>
          <text:p text:style-name="P2">单元测试、smoke test、配置验证。</text:p>
        </text:list-item>
        <text:list-item>
          <text:p text:style-name="P2">演示 manifest_json、PDBbind-like 目录扫描和 affinity label attachment。</text:p>
        </text:list-item>
        <text:list-item>
          <text:p text:style-name="P2">不用于 claim-bearing 结论，因为只有 4 个 protein-ligand complex。</text:p>
        </text:list-item>
      </text:list>
      <text:p text:style-name="First_20_paragraph">当前结构：</text:p>
      <text:p text:style-name="P3">examples/datasets/mini_pdbbind/</text:p>
      <text:p text:style-name="P4"><text:s text:c="2"/>manifest.json</text:p>
      <text:p text:style-name="P5"><text:s text:c="2"/>affinity_labels.csv</text:p>
      <text:p text:style-name="P6"><text:s text:c="2"/>INDEX_affinity_data.2020</text:p>
      <text:p text:style-name="P7"><text:s text:c="2"/>prot_a/protein.pdb</text:p>
      <text:p text:style-name="P8"><text:s text:c="2"/>prot_a/ligand.sdf</text:p>
      <text:p text:style-name="P9"><text:s text:c="2"/>prot_b/protein.pdb</text:p>
      <text:p text:style-name="P10"><text:s text:c="2"/>prot_b/ligand.sdf</text:p>
      <text:p text:style-name="P11"><text:s text:c="2"/>...</text:p>
      <text:p text:style-name="First_20_paragraph">mini 数据无需下载，clone 仓库后即可使用：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research_manifest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train </text:span><text:span text:style-name="AttributeTok">--config</text:span><text:span text:style-name="NormalTok"><text:s text:c="1"/>configs/research_manifest.json</text:span>
</text:p>
      <text:h text:style-name="Heading_20_3" text:outline-level="3"><text:bookmark-start text:name="pdbbind-like-本地目录"/>1.2 PDBbind-like 本地目录<text:bookmark-end text:name="pdbbind-like-本地目录"/></text:h>
      <text:p text:style-name="First_20_paragraph">路径示例：</text:p>
      <text:p text:style-name="P12">data/PDBbind_v2020_refined/</text:p>
      <text:p text:style-name="P13"><text:s text:c="2"/>1a30/1a30_protein.pdb</text:p>
      <text:p text:style-name="P14"><text:s text:c="2"/>1a30/1a30_ligand.sdf</text:p>
      <text:p text:style-name="P15"><text:s text:c="2"/>1bcu/1bcu_protein.pdb</text:p>
      <text:p text:style-name="P16"><text:s text:c="2"/>1bcu/1bcu_ligand.sdf</text:p>
      <text:p text:style-name="P17"><text:s text:c="2"/>...</text:p>
      <text:p text:style-name="First_20_paragraph">对应配置示例：</text:p>
      <text:p text:style-name="P18">configs/research_pdbbind_dir.json</text:p>
      <text:p text:style-name="First_20_paragraph"><text:span text:style-name="Source_Text">dataset_format = "pdbbind_like_dir"</text:span> 时，Rust discovery 会扫描 <text:span text:style-name="Source_Text">root_dir</text:span> 的一级子目录；每个子目录里至少需要一个 <text:span text:style-name="Source_Text">.pdb</text:span> 和一个 <text:span text:style-name="Source_Text">.sdf</text:span>。在 <text:span text:style-name="Source_Text">strict</text:span> 解析模式下，每个 complex 目录必须恰好有一个 <text:span text:style-name="Source_Text">.pdb</text:span> 和一个 <text:span text:style-name="Source_Text">.sdf</text:span>，否则 fail fast；在默认 <text:span text:style-name="Source_Text">lightweight</text:span> 模式下，按排序后的第一个 PDB/SDF 作为该 complex 的 source。</text:p>
      <text:p text:style-name="Text_20_body">下载与整理建议：</text:p>
      <text:list text:style-name="L2">
        <text:list-item>
          <text:p text:style-name="P19">从 PDBbind 官方渠道或可复现的公开镜像下载符合授权要求的 PDBbind v2020 refined/general 结构文件。官方数据通常需要遵守 PDBbind 的许可和引用要求。</text:p>
        </text:list-item>
        <text:list-item>
          <text:p text:style-name="P19">解压到 <text:span text:style-name="Source_Text">data/PDBbind_v2020_refined/</text:span> 或自定义目录。</text:p>
        </text:list-item>
        <text:list-item>
          <text:p text:style-name="P19">保证每个 complex 子目录内至少包含一个 protein <text:span text:style-name="Source_Text">.pdb</text:span> 和一个 ligand <text:span text:style-name="Source_Text">.sdf</text:span>。</text:p>
        </text:list-item>
        <text:list-item>
          <text:p text:style-name="P19">如果有 affinity label 表，放到 CSV/TSV 或 PDBbind index 格式，并在 config 中设置 <text:span text:style-name="Source_Text">data.label_table_path</text:span>。</text:p>
        </text:list-item>
        <text:list-item>
          <text:p text:style-name="P19">先跑 inspect：</text:p>
        </text:list-item>
      </text:list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research_pdbbind_dir.json</text:span>
</text:p>
      <text:h text:style-name="Heading_20_3" text:outline-level="3"><text:bookmark-start text:name="pdbbind-2020-manifest_json"/>1.3 PDBbind++ 2020 manifest_json<text:bookmark-end text:name="pdbbind-2020-manifest_json"/></text:h>
      <text:p text:style-name="First_20_paragraph">当前仓库中已有面向 PDBbind++ 2020 refined-set layout 的整理脚本：</text:p>
      <text:p text:style-name="P20">tools/build_pdbbindpp_manifest.py</text:p>
      <text:p text:style-name="P21">tools/build_pdbbindpp_affinity_labels.py</text:p>
      <text:p text:style-name="First_20_paragraph">本地期望结构：</text:p>
      <text:p text:style-name="P22">data/pdbbindpp-2020/</text:p>
      <text:p text:style-name="P23"><text:s text:c="2"/>pbpp-2020.zip</text:p>
      <text:p text:style-name="P24"><text:s text:c="2"/>extracted/pbpp-2020/</text:p>
      <text:p text:style-name="P25"><text:s text:c="4"/>10gs/10gs_pocket.pdb</text:p>
      <text:p text:style-name="P26"><text:s text:c="4"/>10gs/10gs_ligand.sdf</text:p>
      <text:p text:style-name="P27"><text:s text:c="4"/>184l/184l_pocket.pdb</text:p>
      <text:p text:style-name="P28"><text:s text:c="4"/>184l/184l_ligand.sdf</text:p>
      <text:p text:style-name="P29"><text:s text:c="4"/>...</text:p>
      <text:p text:style-name="P30"><text:s text:c="2"/>manifest.json</text:p>
      <text:p text:style-name="P31"><text:s text:c="2"/>affinity_labels.csv</text:p>
      <text:p text:style-name="First_20_paragraph">当前配置示例：</text:p>
      <text:p text:style-name="P32">configs/unseen_pocket_pdbbindpp_real_backends.json</text:p>
      <text:p text:style-name="P33">configs/unseen_pocket_pdbbindpp_flow_best_candidate_paper.json</text:p>
      <text:p text:style-name="P34">configs/flow_matching_experiment.json</text:p>
      <text:p text:style-name="First_20_paragraph">下载与整理示例：</text:p>
      <text:p text:style-name="Preformatted_20_Text">
<text:span text:style-name="ExtensionTok">python3</text:span><text:span text:style-name="NormalTok"><text:s text:c="1"/></text:span><text:span text:style-name="AttributeTok">-m</text:span><text:span text:style-name="NormalTok"><text:s text:c="1"/>venv .venv-download</text:span>
</text:p>
      <text:p text:style-name="Preformatted_20_Text">
<text:span text:style-name="BuiltInTok">.</text:span><text:span text:style-name="NormalTok"><text:s text:c="1"/>.venv-download/bin/activate</text:span>
</text:p>
      <text:p text:style-name="Preformatted_20_Text">
<text:span text:style-name="ExtensionTok">pip</text:span><text:span text:style-name="NormalTok"><text:s text:c="1"/>install </text:span><text:span text:style-name="AttributeTok">-U</text:span><text:span text:style-name="NormalTok"><text:s text:c="1"/>huggingface_hub</text:span>
</text:p>
      <text:p text:style-name="Preformatted_20_Text">
</text:p>
      <text:p text:style-name="Preformatted_20_Text">
<text:span text:style-name="ExtensionTok">huggingface-cli</text:span><text:span text:style-name="NormalTok"><text:s text:c="1"/>download photonmz/pdbbindpp-2020 </text:span><text:span text:style-name="DataTypeTok">\</text:span>
</text:p>
      <text:p text:style-name="Preformatted_20_Text">
<text:span text:style-name="NormalTok"><text:s text:c="2"/></text:span><text:span text:style-name="AttributeTok">--repo-type</text:span><text:span text:style-name="NormalTok"><text:s text:c="1"/>dataset </text:span><text:span text:style-name="DataTypeTok">\</text:span>
</text:p>
      <text:p text:style-name="Preformatted_20_Text">
<text:span text:style-name="NormalTok"><text:s text:c="2"/></text:span><text:span text:style-name="AttributeTok">--local-dir</text:span><text:span text:style-name="NormalTok"><text:s text:c="1"/>data/pdbbindpp-2020</text:span>
</text:p>
      <text:p text:style-name="Preformatted_20_Text">
</text:p>
      <text:p text:style-name="Preformatted_20_Text">
<text:span text:style-name="FunctionTok">unzip</text:span><text:span text:style-name="NormalTok"><text:s text:c="1"/></text:span><text:span text:style-name="AttributeTok">-q</text:span><text:span text:style-name="NormalTok"><text:s text:c="1"/>data/pdbbindpp-2020/pbpp-2020.zip </text:span><text:span text:style-name="AttributeTok">-d</text:span><text:span text:style-name="NormalTok"><text:s text:c="1"/>data/pdbbindpp-2020/extracted</text:span>
</text:p>
      <text:p text:style-name="Preformatted_20_Text">
</text:p>
      <text:p text:style-name="Preformatted_20_Text">
<text:span text:style-name="ExtensionTok">python3</text:span><text:span text:style-name="NormalTok"><text:s text:c="1"/>tools/build_pdbbindpp_manifest.py </text:span><text:span text:style-name="DataTypeTok">\</text:span>
</text:p>
      <text:p text:style-name="Preformatted_20_Text">
<text:span text:style-name="NormalTok"><text:s text:c="2"/></text:span><text:span text:style-name="AttributeTok">--root</text:span><text:span text:style-name="NormalTok"><text:s text:c="1"/>data/pdbbindpp-2020/extracted/pbpp-2020 </text:span><text:span text:style-name="DataTypeTok">\</text:span>
</text:p>
      <text:p text:style-name="Preformatted_20_Text">
<text:span text:style-name="NormalTok"><text:s text:c="2"/></text:span><text:span text:style-name="AttributeTok">--output</text:span><text:span text:style-name="NormalTok"><text:s text:c="1"/>data/pdbbindpp-2020/manifest.json</text:span>
</text:p>
      <text:p text:style-name="First_20_paragraph">Affinity labels 有两种方式：</text:p>
      <text:list text:style-name="L3">
        <text:list-item>
          <text:p text:style-name="P35">如果已有 <text:span text:style-name="Source_Text">data/pdbbindpp-2020/affinity_labels.csv</text:span>，直接使用。</text:p>
        </text:list-item>
        <text:list-item>
          <text:p text:style-name="P35">如果只有上游元数据 CSV，可用仓库脚本生成：</text:p>
        </text:list-item>
      </text:list>
      <text:p text:style-name="Preformatted_20_Text">
<text:span text:style-name="ExtensionTok">python3</text:span><text:span text:style-name="NormalTok"><text:s text:c="1"/>tools/build_pdbbindpp_affinity_labels.py </text:span><text:span text:style-name="DataTypeTok">\</text:span>
</text:p>
      <text:p text:style-name="Preformatted_20_Text">
<text:span text:style-name="NormalTok"><text:s text:c="2"/></text:span><text:span text:style-name="AttributeTok">--source-csv</text:span><text:span text:style-name="NormalTok"><text:s text:c="1"/></text:span><text:span text:style-name="OperatorTok">&lt;</text:span><text:span text:style-name="NormalTok">upstream_affinity_metadata.csv</text:span><text:span text:style-name="OperatorTok">&gt;</text:span><text:span text:style-name="NormalTok"><text:s text:c="1"/></text:span><text:span text:style-name="DataTypeTok">\</text:span>
</text:p>
      <text:p text:style-name="Preformatted_20_Text">
<text:span text:style-name="NormalTok"><text:s text:c="2"/></text:span><text:span text:style-name="AttributeTok">--manifest</text:span><text:span text:style-name="NormalTok"><text:s text:c="1"/>data/pdbbindpp-2020/manifest.json </text:span><text:span text:style-name="DataTypeTok">\</text:span>
</text:p>
      <text:p text:style-name="Preformatted_20_Text">
<text:span text:style-name="NormalTok"><text:s text:c="2"/></text:span><text:span text:style-name="AttributeTok">--output</text:span><text:span text:style-name="NormalTok"><text:s text:c="1"/>data/pdbbindpp-2020/affinity_labels.csv</text:span>
</text:p>
      <text:p text:style-name="First_20_paragraph">注意：<text:span text:style-name="Source_Text">build_pdbbindpp_affinity_labels.py</text:span> 只负责把上游 affinity record 整理为本仓库 label table，不负责下载授权受限的原始标签文件。</text:p>
      <text:h text:style-name="Heading_20_3" text:outline-level="3"><text:bookmark-start text:name="lp-pdbbind-refined-companion-surface"/>1.4 LP-PDBBind refined companion surface<text:bookmark-end text:name="lp-pdbbind-refined-companion-surface"/></text:h>
      <text:p text:style-name="First_20_paragraph">当前仓库还保留了 LP-PDBBind refined companion surface 的 manifest/label 入口：</text:p>
      <text:p text:style-name="P36">data/lp_pdbbind_refined/manifest.json</text:p>
      <text:p text:style-name="P37">data/lp_pdbbind_refined/affinity_labels.csv</text:p>
      <text:p text:style-name="P38">configs/unseen_pocket_lp_pdbbind_refined_real_backends.json</text:p>
      <text:p text:style-name="First_20_paragraph">该 surface 主要用于第二个较大 benchmark anchor。它复用 protein-ligand complex manifest 和标签表，但 label table 中会带有 <text:span text:style-name="Source_Text">source_benchmark</text:span>、<text:span text:style-name="Source_Text">benchmark_split</text:span>、<text:span text:style-name="Source_Text">measurement_family</text:span>、<text:span text:style-name="Source_Text">normalization_provenance</text:span> 等额外列。Rust label parser 当前只消费它认识的 key/affinity 字段；额外列保留在源文件里，作为上游数据出处和 split 语义的审计信息。</text:p>
      <text:h text:style-name="Heading_20_2" text:outline-level="2"><text:bookmark-start text:name="数据格式规范"/>2. 数据格式规范<text:bookmark-end text:name="数据格式规范"/></text:h>
      <text:h text:style-name="Heading_20_3" text:outline-level="3"><text:bookmark-start text:name="research-config-的数据入口"/>2.1 Research config 的数据入口<text:bookmark-end text:name="research-config-的数据入口"/></text:h>
      <text:p text:style-name="First_20_paragraph">所有 config-driven 路径都使用 <text:span text:style-name="Source_Text">DataConfig</text:span>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data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NormalTok"><text:s text:c="4"/></text:span><text:span text:style-name="DataTypeTok">"root_dir"</text:span><text:span text:style-name="FunctionTok">:</text:span><text:span text:style-name="NormalTok"><text:s text:c="1"/></text:span><text:span text:style-name="StringTok">"./examples/datasets/mini_pdbbind"</text:span><text:span text:style-name="FunctionTok">,</text:span>
</text:p>
      <text:p text:style-name="Preformatted_20_Text">
<text:span text:style-name="NormalTok"><text:s text:c="4"/></text:span><text:span text:style-name="DataTypeTok">"dataset_format"</text:span><text:span text:style-name="FunctionTok">:</text:span><text:span text:style-name="NormalTok"><text:s text:c="1"/></text:span><text:span text:style-name="StringTok">"manifest_json"</text:span><text:span text:style-name="FunctionTok">,</text:span>
</text:p>
      <text:p text:style-name="Preformatted_20_Text">
<text:span text:style-name="NormalTok"><text:s text:c="4"/></text:span><text:span text:style-name="DataTypeTok">"manifest_path"</text:span><text:span text:style-name="FunctionTok">:</text:span><text:span text:style-name="NormalTok"><text:s text:c="1"/></text:span><text:span text:style-name="StringTok">"./examples/datasets/mini_pdbbind/manifest.json"</text:span><text:span text:style-name="FunctionTok">,</text:span>
</text:p>
      <text:p text:style-name="Preformatted_20_Text">
<text:span text:style-name="NormalTok"><text:s text:c="4"/></text:span><text:span text:style-name="DataTypeTok">"label_table_path"</text:span><text:span text:style-name="FunctionTok">:</text:span><text:span text:style-name="NormalTok"><text:s text:c="1"/></text:span><text:span text:style-name="StringTok">"./examples/datasets/mini_pdbbind/affinity_labels.csv"</text:span><text:span text:style-name="FunctionTok">,</text:span>
</text:p>
      <text:p text:style-name="Preformatted_20_Text">
<text:span text:style-name="NormalTok"><text:s text:c="4"/></text:span><text:span text:style-name="DataTypeTok">"max_ligand_atoms"</text:span><text:span text:style-name="FunctionTok">:</text:span><text:span text:style-name="NormalTok"><text:s text:c="1"/></text:span><text:span text:style-name="DecValTok">64</text:span><text:span text:style-name="FunctionTok">,</text:span>
</text:p>
      <text:p text:style-name="Preformatted_20_Text">
<text:span text:style-name="NormalTok"><text:s text:c="4"/></text:span><text:span text:style-name="DataTypeTok">"max_pocket_atoms"</text:span><text:span text:style-name="FunctionTok">:</text:span><text:span text:style-name="NormalTok"><text:s text:c="1"/></text:span><text:span text:style-name="DecValTok">256</text:span><text:span text:style-name="FunctionTok">,</text:span>
</text:p>
      <text:p text:style-name="Preformatted_20_Text">
<text:span text:style-name="NormalTok"><text:s text:c="4"/></text:span><text:span text:style-name="DataTypeTok">"pocket_cutoff_angstrom"</text:span><text:span text:style-name="FunctionTok">:</text:span><text:span text:style-name="NormalTok"><text:s text:c="1"/></text:span><text:span text:style-name="FloatTok">6.0</text:span><text:span text:style-name="FunctionTok">,</text:span>
</text:p>
      <text:p text:style-name="Preformatted_20_Text">
<text:span text:style-name="NormalTok"><text:s text:c="4"/></text:span><text:span text:style-name="DataTypeTok">"batch_size"</text:span><text:span text:style-name="FunctionTok">:</text:span><text:span text:style-name="NormalTok"><text:s text:c="1"/></text:span><text:span text:style-name="DecValTok">2</text:span><text:span text:style-name="FunctionTok">,</text:span>
</text:p>
      <text:p text:style-name="Preformatted_20_Text">
<text:span text:style-name="NormalTok"><text:s text:c="4"/></text:span><text:span text:style-name="DataTypeTok">"split_seed"</text:span><text:span text:style-name="FunctionTok">:</text:span><text:span text:style-name="NormalTok"><text:s text:c="1"/></text:span><text:span text:style-name="DecValTok">42</text:span><text:span text:style-name="FunctionTok">,</text:span>
</text:p>
      <text:p text:style-name="Preformatted_20_Text">
<text:span text:style-name="NormalTok"><text:s text:c="4"/></text:span><text:span text:style-name="DataTypeTok">"val_fraction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25</text:span><text:span text:style-name="FunctionTok">,</text:span>
</text:p>
      <text:p text:style-name="Preformatted_20_Text">
<text:span text:style-name="NormalTok"><text:s text:c="4"/></text:span><text:span text:style-name="DataTypeTok">"test_fraction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25</text:span><text:span text:style-name="FunctionTok">,</text:span>
</text:p>
      <text:p text:style-name="Preformatted_20_Text">
<text:span text:style-name="NormalTok"><text:s text:c="4"/></text:span><text:span text:style-name="DataTypeTok">"stratify_by_measurement"</text:span><text:span text:style-name="FunctionTok">:</text:span><text:span text:style-name="NormalTok"><text:s text:c="1"/></text:span><text:span text:style-name="KeywordTok">true</text:span>
</text:p>
      <text:p text:style-name="Preformatted_20_Text">
<text:span text:style-name="NormalTok"><text:s text:c="2"/></text:span><text:span text:style-name="FunctionTok">}</text:span>
</text:p>
      <text:p text:style-name="Preformatted_20_Text">
<text:span text:style-name="FunctionTok">}</text:span>
</text:p>
      <text:p text:style-name="First_20_paragraph">支持的 <text:span text:style-name="Source_Text">dataset_format</text:span>：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格式</text:p>
            </table:table-cell>
            <table:table-cell table:style-name="TableHeaderRowCell" office:value-type="string">
              <text:p text:style-name="Table_20_Heading">用途</text:p>
            </table:table-cell>
            <table:table-cell table:style-name="TableHeaderRowCell" office:value-type="string">
              <text:p text:style-name="Table_20_Heading">必要字段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synthetic</text:span></text:p>
          </table:table-cell>
          <table:table-cell table:style-name="TableRowCell" office:value-type="string">
            <text:p text:style-name="Table_20_Contents">内置 toy examples，主要用于测试</text:p>
          </table:table-cell>
          <table:table-cell table:style-name="TableRowCell" office:value-type="string">
            <text:p text:style-name="Table_20_Contents">无外部文件</text:p>
          </table:table-cell>
        </table:table-row>
        <table:table-row>
          <table:table-cell table:style-name="TableRowCell" office:value-type="string">
            <text:p text:style-name="Table_20_Contents"><text:span text:style-name="Source_Text">manifest_json</text:span></text:p>
          </table:table-cell>
          <table:table-cell table:style-name="TableRowCell" office:value-type="string">
            <text:p text:style-name="Table_20_Contents">推荐的可复现格式，显式列出每个 complex 的 PDB/SDF 路径</text:p>
          </table:table-cell>
          <table:table-cell table:style-name="TableRowCell" office:value-type="string">
            <text:p text:style-name="Table_20_Contents"><text:span text:style-name="Source_Text">manifest_path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pdbbind_like_dir</text:span></text:p>
          </table:table-cell>
          <table:table-cell table:style-name="TableRowCell" office:value-type="string">
            <text:p text:style-name="Table_20_Contents">扫描每个 complex 子目录，适合 PDBbind 风格目录</text:p>
          </table:table-cell>
          <table:table-cell table:style-name="TableRowCell" office:value-type="string">
            <text:p text:style-name="Table_20_Contents"><text:span text:style-name="Source_Text">root_dir</text:span></text:p>
          </table:table-cell>
        </table:table-row>
      </table:table>
      <text:h text:style-name="Heading_20_3" text:outline-level="3"><text:bookmark-start text:name="manifest_json"/>2.2 manifest_json<text:bookmark-end text:name="manifest_json"/></text:h>
      <text:p text:style-name="First_20_paragraph">manifest 是 split-agnostic 的 complex 列表。最小格式如下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entries"</text:span><text:span text:style-name="FunctionTok">:</text:span><text:span text:style-name="NormalTok"><text:s text:c="1"/></text:span><text:span text:style-name="OtherTok">[</text:span>
</text:p>
      <text:p text:style-name="Preformatted_20_Text">
<text:span text:style-name="NormalTok"><text:s text:c="4"/></text:span><text:span text:style-name="FunctionTok">{</text:span>
</text:p>
      <text:p text:style-name="Preformatted_20_Text">
<text:span text:style-name="NormalTok"><text:s text:c="6"/></text:span><text:span text:style-name="DataTypeTok">"example_id"</text:span><text:span text:style-name="FunctionTok">:</text:span><text:span text:style-name="NormalTok"><text:s text:c="1"/></text:span><text:span text:style-name="StringTok">"prot_a_complex_0"</text:span><text:span text:style-name="FunctionTok">,</text:span>
</text:p>
      <text:p text:style-name="Preformatted_20_Text">
<text:span text:style-name="NormalTok"><text:s text:c="6"/></text:span><text:span text:style-name="DataTypeTok">"protein_id"</text:span><text:span text:style-name="FunctionTok">:</text:span><text:span text:style-name="NormalTok"><text:s text:c="1"/></text:span><text:span text:style-name="StringTok">"prot_a"</text:span><text:span text:style-name="FunctionTok">,</text:span>
</text:p>
      <text:p text:style-name="Preformatted_20_Text">
<text:span text:style-name="NormalTok"><text:s text:c="6"/></text:span><text:span text:style-name="DataTypeTok">"pocket_path"</text:span><text:span text:style-name="FunctionTok">:</text:span><text:span text:style-name="NormalTok"><text:s text:c="1"/></text:span><text:span text:style-name="StringTok">"prot_a/protein.pdb"</text:span><text:span text:style-name="FunctionTok">,</text:span>
</text:p>
      <text:p text:style-name="Preformatted_20_Text">
<text:span text:style-name="NormalTok"><text:s text:c="6"/></text:span><text:span text:style-name="DataTypeTok">"ligand_path"</text:span><text:span text:style-name="FunctionTok">:</text:span><text:span text:style-name="NormalTok"><text:s text:c="1"/></text:span><text:span text:style-name="StringTok">"prot_a/ligand.sdf"</text:span>
</text:p>
      <text:p text:style-name="Preformatted_20_Text">
<text:span text:style-name="NormalTok"><text:s text:c="4"/></text:span><text:span text:style-name="FunctionTok">}</text:span>
</text:p>
      <text:p text:style-name="Preformatted_20_Text">
<text:span text:style-name="NormalTok"><text:s text:c="2"/></text:span><text:span text:style-name="OtherTok">]</text:span>
</text:p>
      <text:p text:style-name="Preformatted_20_Text">
<text:span text:style-name="FunctionTok">}</text:span>
</text:p>
      <text:p text:style-name="First_20_paragraph">字段含义：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字段</text:p>
            </table:table-cell>
            <table:table-cell table:style-name="TableHeaderRowCell" office:value-type="string">
              <text:p text:style-name="Table_20_Heading">含义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example_id</text:span></text:p>
          </table:table-cell>
          <table:table-cell table:style-name="TableRowCell" office:value-type="string">
            <text:p text:style-name="Table_20_Contents">稳定样本 ID，用于 artifact、label match 和去重</text:p>
          </table:table-cell>
        </table:table-row>
        <table:table-row>
          <table:table-cell table:style-name="TableRowCell" office:value-type="string">
            <text:p text:style-name="Table_20_Contents"><text:span text:style-name="Source_Text">protein_id</text:span></text:p>
          </table:table-cell>
          <table:table-cell table:style-name="TableRowCell" office:value-type="string">
            <text:p text:style-name="Table_20_Contents">unseen-pocket split 的 group key；同一 protein_id 不应跨 train/val/test</text:p>
          </table:table-cell>
        </table:table-row>
        <table:table-row>
          <table:table-cell table:style-name="TableRowCell" office:value-type="string">
            <text:p text:style-name="Table_20_Contents"><text:span text:style-name="Source_Text">pocket_path</text:span></text:p>
          </table:table-cell>
          <table:table-cell table:style-name="TableRowCell" office:value-type="string">
            <text:p text:style-name="Table_20_Contents">protein/pocket PDB 文件路径</text:p>
          </table:table-cell>
        </table:table-row>
        <table:table-row>
          <table:table-cell table:style-name="TableRowCell" office:value-type="string">
            <text:p text:style-name="Table_20_Contents"><text:span text:style-name="Source_Text">ligand_path</text:span></text:p>
          </table:table-cell>
          <table:table-cell table:style-name="TableRowCell" office:value-type="string">
            <text:p text:style-name="Table_20_Contents">ligand SDF 文件路径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kcal_mol</text:span></text:p>
          </table:table-cell>
          <table:table-cell table:style-name="TableRowCell" office:value-type="string">
            <text:p text:style-name="Table_20_Contents">可选，已归一化到 kcal/mol 的 ΔG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measurement_type</text:span></text:p>
          </table:table-cell>
          <table:table-cell table:style-name="TableRowCell" office:value-type="string">
            <text:p text:style-name="Table_20_Contents">可选，原始测量族，如 <text:span text:style-name="Source_Text">Kd</text:span>、<text:span text:style-name="Source_Text">Ki</text:span>、<text:span text:style-name="Source_Text">IC50</text:span>、<text:span text:style-name="Source_Text">pKd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raw_value</text:span> / <text:span text:style-name="Source_Text">affinity_raw_unit</text:span></text:p>
          </table:table-cell>
          <table:table-cell table:style-name="TableRowCell" office:value-type="string">
            <text:p text:style-name="Table_20_Contents">可选，原始值和单位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normalization_provenance</text:span></text:p>
          </table:table-cell>
          <table:table-cell table:style-name="TableRowCell" office:value-type="string">
            <text:p text:style-name="Table_20_Contents">可选，归一化来源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is_approximate</text:span></text:p>
          </table:table-cell>
          <table:table-cell table:style-name="TableRowCell" office:value-type="string">
            <text:p text:style-name="Table_20_Contents">可选，是否是近似 affinity proxy</text:p>
          </table:table-cell>
        </table:table-row>
      </table:table>
      <text:p text:style-name="First_20_paragraph">相对路径以 <text:span text:style-name="Source_Text">manifest.json</text:span> 所在目录为基准解析。这一点很重要，因为 PDBbind++ 和 LP-PDBBind refined manifest 都依赖相对路径实现可移动的数据目录。</text:p>
      <text:h text:style-name="Heading_20_3" text:outline-level="3"><text:bookmark-start text:name="pdbbind-like-directory"/>2.3 PDBbind-like directory<text:bookmark-end text:name="pdbbind-like-directory"/></text:h>
      <text:p text:style-name="First_20_paragraph">目录扫描格式如下：</text:p>
      <text:p text:style-name="P39">dataset_root/</text:p>
      <text:p text:style-name="P40"><text:s text:c="2"/>complex_001/*.pdb</text:p>
      <text:p text:style-name="P41"><text:s text:c="2"/>complex_001/*.sdf</text:p>
      <text:p text:style-name="P42"><text:s text:c="2"/>complex_002/*.pdb</text:p>
      <text:p text:style-name="P43"><text:s text:c="2"/>complex_002/*.sdf</text:p>
      <text:p text:style-name="First_20_paragraph">解析规则：</text:p>
      <text:list text:style-name="L4">
        <text:list-item>
          <text:p text:style-name="P44">每个一级子目录代表一个 complex。</text:p>
        </text:list-item>
        <text:list-item>
          <text:p text:style-name="P44">子目录名作为 <text:span text:style-name="Source_Text">example_id</text:span> 和 <text:span text:style-name="Source_Text">protein_id</text:span>。</text:p>
        </text:list-item>
        <text:list-item>
          <text:p text:style-name="P44">默认 <text:span text:style-name="Source_Text">lightweight</text:span> 模式选择排序后的第一个 <text:span text:style-name="Source_Text">.pdb</text:span> 和第一个 <text:span text:style-name="Source_Text">.sdf</text:span>。</text:p>
        </text:list-item>
        <text:list-item>
          <text:p text:style-name="P44"><text:span text:style-name="Source_Text">strict</text:span> 模式要求恰好一个 <text:span text:style-name="Source_Text">.pdb</text:span> 和一个 <text:span text:style-name="Source_Text">.sdf</text:span>，否则报错。</text:p>
        </text:list-item>
        <text:list-item>
          <text:p text:style-name="P44">若配置了 <text:span text:style-name="Source_Text">label_table_path</text:span>，label 会按 <text:span text:style-name="Source_Text">example_id</text:span> 或 <text:span text:style-name="Source_Text">protein_id</text:span> 贴到 entry 上。</text:p>
        </text:list-item>
      </text:list>
      <text:h text:style-name="Heading_20_3" text:outline-level="3"><text:bookmark-start text:name="ligand-sdf"/>2.4 ligand SDF<text:bookmark-end text:name="ligand-sdf"/></text:h>
      <text:p text:style-name="First_20_paragraph">当前 SDF parser 支持最小 V2000 SDF：</text:p>
      <text:list text:style-name="L5">
        <text:list-item>
          <text:p text:style-name="P45">必须存在包含 <text:span text:style-name="Source_Text">V2000</text:span> 的 counts line。</text:p>
        </text:list-item>
        <text:list-item>
          <text:p text:style-name="P45">从 counts line 读取 atom count 和 bond count。</text:p>
        </text:list-item>
        <text:list-item>
          <text:p text:style-name="P45">atom line 至少包含 <text:span text:style-name="Source_Text">x y z element</text:span>。</text:p>
        </text:list-item>
        <text:list-item>
          <text:p text:style-name="P45">bond line 支持固定宽度 V2000 或 whitespace split。</text:p>
        </text:list-item>
        <text:list-item>
          <text:p text:style-name="P45">bond type 保留 <text:span text:style-name="Source_Text">1..=4</text:span>，其他值归一化为 <text:span text:style-name="Source_Text">0</text:span>。</text:p>
        </text:list-item>
        <text:list-item>
          <text:p text:style-name="P45">atom element 映射为 <text:span text:style-name="Source_Text">C/N/O/S/H/Other</text:span>。</text:p>
        </text:list-item>
      </text:list>
      <text:p text:style-name="First_20_paragraph">SDF parser 的结果会变成：</text:p>
      <text:list text:style-name="L6">
        <text:list-item>
          <text:p text:style-name="P46">topology atom types</text:p>
        </text:list-item>
        <text:list-item>
          <text:p text:style-name="P46">bond index pair</text:p>
        </text:list-item>
        <text:list-item>
          <text:p text:style-name="P46">bond type tensor</text:p>
        </text:list-item>
        <text:list-item>
          <text:p text:style-name="P46">adjacency matrix</text:p>
        </text:list-item>
        <text:list-item>
          <text:p text:style-name="P46">ligand coordinates</text:p>
        </text:list-item>
        <text:list-item>
          <text:p text:style-name="P46">pairwise distance matrix</text:p>
        </text:list-item>
        <text:list-item>
          <text:p text:style-name="P46">heuristic chemistry role features</text:p>
        </text:list-item>
      </text:list>
      <text:h text:style-name="Heading_20_3" text:outline-level="3"><text:bookmark-start text:name="pocketprotein-pdb"/>2.5 pocket/protein PDB<text:bookmark-end text:name="pocketprotein-pdb"/></text:h>
      <text:p text:style-name="First_20_paragraph">PDB parser 读取 <text:span text:style-name="Source_Text">ATOM</text:span> 和 <text:span text:style-name="Source_Text">HETATM</text:span> 记录：</text:p>
      <text:list text:style-name="L7">
        <text:list-item>
          <text:p text:style-name="P47">坐标来自 PDB 固定列 <text:span text:style-name="Source_Text">30..38</text:span>、<text:span text:style-name="Source_Text">38..46</text:span>、<text:span text:style-name="Source_Text">46..54</text:span>。</text:p>
        </text:list-item>
        <text:list-item>
          <text:p text:style-name="P47">element 优先读 <text:span text:style-name="Source_Text">76..78</text:span>；缺失时回退到 atom name 区域。</text:p>
        </text:list-item>
        <text:list-item>
          <text:p text:style-name="P47">原子类型同样映射为 <text:span text:style-name="Source_Text">C/N/O/S/H/Other</text:span>。</text:p>
        </text:list-item>
        <text:list-item>
          <text:p text:style-name="P47">根据 ligand centroid 和 <text:span text:style-name="Source_Text">pocket_cutoff_angstrom</text:span> 选择局部 pocket atom。</text:p>
        </text:list-item>
        <text:list-item>
          <text:p text:style-name="P47">如果 cutoff 内没有 pocket atom：</text:p>
          <text:list text:style-name="L8">
            <text:list-item>
              <text:p text:style-name="P48"><text:span text:style-name="Source_Text">lightweight</text:span> 模式使用最近 64 个 protein atom 作为 fallback pocket。</text:p>
            </text:list-item>
            <text:list-item>
              <text:p text:style-name="P48"><text:span text:style-name="Source_Text">strict</text:span> 模式直接报错。</text:p>
            </text:list-item>
          </text:list>
        </text:list-item>
      </text:list>
      <text:p text:style-name="First_20_paragraph">这个 parser 不是完整 PDB 化学 parser；它只抽取当前模型需要的坐标和粗粒度原子类型。</text:p>
      <text:h text:style-name="Heading_20_3" text:outline-level="3"><text:bookmark-start text:name="affinity-label-table"/>2.6 affinity label table<text:bookmark-end text:name="affinity-label-table"/></text:h>
      <text:p text:style-name="First_20_paragraph"><text:span text:style-name="Source_Text">label_table_path</text:span> 支持 CSV、TSV 和 PDBbind index-like 文本。</text:p>
      <text:p text:style-name="Text_20_body">CSV/TSV 支持的列名：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列</text:p>
            </table:table-cell>
            <table:table-cell table:style-name="TableHeaderRowCell" office:value-type="string">
              <text:p text:style-name="Table_20_Heading">说明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example_id</text:span></text:p>
          </table:table-cell>
          <table:table-cell table:style-name="TableRowCell" office:value-type="string">
            <text:p text:style-name="Table_20_Contents">优先匹配 manifest entry 的 example_id</text:p>
          </table:table-cell>
        </table:table-row>
        <table:table-row>
          <table:table-cell table:style-name="TableRowCell" office:value-type="string">
            <text:p text:style-name="Table_20_Contents"><text:span text:style-name="Source_Text">protein_id</text:span></text:p>
          </table:table-cell>
          <table:table-cell table:style-name="TableRowCell" office:value-type="string">
            <text:p text:style-name="Table_20_Contents">example_id 未匹配时按 protein_id 匹配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kcal_mol</text:span> / <text:span text:style-name="Source_Text">affinity</text:span> / <text:span text:style-name="Source_Text">label</text:span></text:p>
          </table:table-cell>
          <table:table-cell table:style-name="TableRowCell" office:value-type="string">
            <text:p text:style-name="Table_20_Contents">已归一化 ΔG，单位 kcal/mol</text:p>
          </table:table-cell>
        </table:table-row>
        <table:table-row>
          <table:table-cell table:style-name="TableRowCell" office:value-type="string">
            <text:p text:style-name="Table_20_Contents"><text:span text:style-name="Source_Text">measurement_type</text:span> / <text:span text:style-name="Source_Text">affinity_type</text:span></text:p>
          </table:table-cell>
          <table:table-cell table:style-name="TableRowCell" office:value-type="string">
            <text:p text:style-name="Table_20_Contents">测量族</text:p>
          </table:table-cell>
        </table:table-row>
        <table:table-row>
          <table:table-cell table:style-name="TableRowCell" office:value-type="string">
            <text:p text:style-name="Table_20_Contents"><text:span text:style-name="Source_Text">raw_value</text:span> / <text:span text:style-name="Source_Text">affinity_value</text:span></text:p>
          </table:table-cell>
          <table:table-cell table:style-name="TableRowCell" office:value-type="string">
            <text:p text:style-name="Table_20_Contents">原始数值</text:p>
          </table:table-cell>
        </table:table-row>
        <table:table-row>
          <table:table-cell table:style-name="TableRowCell" office:value-type="string">
            <text:p text:style-name="Table_20_Contents"><text:span text:style-name="Source_Text">raw_unit</text:span> / <text:span text:style-name="Source_Text">affinity_unit</text:span></text:p>
          </table:table-cell>
          <table:table-cell table:style-name="TableRowCell" office:value-type="string">
            <text:p text:style-name="Table_20_Contents">原始单位</text:p>
          </table:table-cell>
        </table:table-row>
        <table:table-row>
          <table:table-cell table:style-name="TableRowCell" office:value-type="string">
            <text:p text:style-name="Table_20_Contents"><text:span text:style-name="Source_Text">affinity_record</text:span> / <text:span text:style-name="Source_Text">measurement</text:span></text:p>
          </table:table-cell>
          <table:table-cell table:style-name="TableRowCell" office:value-type="string">
            <text:p text:style-name="Table_20_Contents">紧凑记录，如 <text:span text:style-name="Source_Text">Kd=25nM</text:span></text:p>
          </table:table-cell>
        </table:table-row>
      </table:table>
      <text:p text:style-name="First_20_paragraph">支持的 measurement：</text:p>
      <text:list text:style-name="L9">
        <text:list-item>
          <text:p text:style-name="P49"><text:span text:style-name="Source_Text">Kd</text:span></text:p>
        </text:list-item>
        <text:list-item>
          <text:p text:style-name="P49"><text:span text:style-name="Source_Text">Ki</text:span></text:p>
        </text:list-item>
        <text:list-item>
          <text:p text:style-name="P49"><text:span text:style-name="Source_Text">IC50</text:span></text:p>
        </text:list-item>
        <text:list-item>
          <text:p text:style-name="P49"><text:span text:style-name="Source_Text">EC50</text:span></text:p>
        </text:list-item>
        <text:list-item>
          <text:p text:style-name="P49"><text:span text:style-name="Source_Text">pKd</text:span></text:p>
        </text:list-item>
        <text:list-item>
          <text:p text:style-name="P49"><text:span text:style-name="Source_Text">pKi</text:span></text:p>
        </text:list-item>
        <text:list-item>
          <text:p text:style-name="P49"><text:span text:style-name="Source_Text">dG</text:span></text:p>
        </text:list-item>
      </text:list>
      <text:p text:style-name="First_20_paragraph">支持的浓度单位：</text:p>
      <text:list text:style-name="L10">
        <text:list-item>
          <text:p text:style-name="P50"><text:span text:style-name="Source_Text">M</text:span></text:p>
        </text:list-item>
        <text:list-item>
          <text:p text:style-name="P50"><text:span text:style-name="Source_Text">mM</text:span></text:p>
        </text:list-item>
        <text:list-item>
          <text:p text:style-name="P50"><text:span text:style-name="Source_Text">uM</text:span> / <text:span text:style-name="Source_Text">μM</text:span></text:p>
        </text:list-item>
        <text:list-item>
          <text:p text:style-name="P50"><text:span text:style-name="Source_Text">nM</text:span></text:p>
        </text:list-item>
        <text:list-item>
          <text:p text:style-name="P50"><text:span text:style-name="Source_Text">pM</text:span></text:p>
        </text:list-item>
        <text:list-item>
          <text:p text:style-name="P50"><text:span text:style-name="Source_Text">fM</text:span></text:p>
        </text:list-item>
      </text:list>
      <text:p text:style-name="First_20_paragraph">归一化规则：</text:p>
      <text:p text:style-name="P51">ΔG = R * T * ln(C_molar)</text:p>
      <text:p text:style-name="P52">R = 0.0019872041 kcal/mol/K</text:p>
      <text:p text:style-name="P53">T = 298.15 K</text:p>
      <text:p text:style-name="First_20_paragraph"><text:span text:style-name="Source_Text">IC50</text:span> 和 <text:span text:style-name="Source_Text">EC50</text:span> 会被标记为 approximate，因为它们不是严格热力学 binding constant。parser 会把 warning 写入 <text:span text:style-name="Source_Text">DatasetValidationReport.normalization_warning_messages</text:span>，同时记录 approximate label fraction。</text:p>
      <text:p text:style-name="Text_20_body">标签匹配优先级：</text:p>
      <text:list text:style-name="L11">
        <text:list-item>
          <text:p text:style-name="P54"><text:span text:style-name="Source_Text">example_id</text:span></text:p>
        </text:list-item>
        <text:list-item>
          <text:p text:style-name="P54"><text:span text:style-name="Source_Text">protein_id</text:span></text:p>
        </text:list-item>
      </text:list>
      <text:p text:style-name="First_20_paragraph">如果 label table 中有重复 key，后出现的行覆盖先出现的行；覆盖数量会记录到 validation report。未匹配的 label row 也会记录，避免静默丢失。</text:p>
      <text:h text:style-name="Heading_20_2" text:outline-level="2"><text:bookmark-start text:name="rust-parser-流程"/>3. Rust parser 流程<text:bookmark-end text:name="rust-parser-流程"/></text:h>
      <text:p text:style-name="First_20_paragraph">入口：</text:p>
      <text:p text:style-name="P55">src/data/dataset/core.rs</text:p>
      <text:p text:style-name="P56">InMemoryDataset::load_from_config</text:p>
      <text:p text:style-name="First_20_paragraph">核心流程：</text:p>
      <text:list text:style-name="L12">
        <text:list-item>
          <text:p text:style-name="P57">读取 <text:span text:style-name="Source_Text">DataConfig</text:span>，初始化 <text:span text:style-name="Source_Text">DatasetValidationReport</text:span>。</text:p>
        </text:list-item>
        <text:list-item>
          <text:p text:style-name="P57">根据 <text:span text:style-name="Source_Text">dataset_format</text:span> 选择数据来源：</text:p>
          <text:list text:style-name="L13">
            <text:list-item>
              <text:p text:style-name="P58"><text:span text:style-name="Source_Text">synthetic</text:span>：构造内置 toy examples。</text:p>
            </text:list-item>
            <text:list-item>
              <text:p text:style-name="P58"><text:span text:style-name="Source_Text">manifest_json</text:span>：读取 manifest，解析相对路径。</text:p>
            </text:list-item>
            <text:list-item>
              <text:p text:style-name="P58"><text:span text:style-name="Source_Text">pdbbind_like_dir</text:span>：扫描 <text:span text:style-name="Source_Text">root_dir</text:span> 下的 complex 子目录。</text:p>
            </text:list-item>
          </text:list>
        </text:list-item>
        <text:list-item>
          <text:p text:style-name="P57">如存在 <text:span text:style-name="Source_Text">label_table_path</text:span>，调用 label parser 并 attach 到 manifest entries。</text:p>
        </text:list-item>
        <text:list-item>
          <text:p text:style-name="P57">对每个 entry：</text:p>
          <text:list text:style-name="L14">
            <text:list-item>
              <text:p text:style-name="P59"><text:span text:style-name="Source_Text">load_ligand_from_sdf</text:span></text:p>
            </text:list-item>
            <text:list-item>
              <text:p text:style-name="P59">计算 ligand centroid</text:p>
            </text:list-item>
            <text:list-item>
              <text:p text:style-name="P59"><text:span text:style-name="Source_Text">load_pocket_from_pdb</text:span></text:p>
            </text:list-item>
            <text:list-item>
              <text:p text:style-name="P59">可选 rotation augmentation</text:p>
            </text:list-item>
            <text:list-item>
              <text:p text:style-name="P59">转换成 <text:span text:style-name="Source_Text">MolecularExample</text:span></text:p>
            </text:list-item>
          </text:list>
        </text:list-item>
        <text:list-item>
          <text:p text:style-name="P57">应用 <text:span text:style-name="Source_Text">generation_target</text:span>，生成 decoder supervision：</text:p>
          <text:list text:style-name="L15">
            <text:list-item>
              <text:p text:style-name="P60">atom mask corruption</text:p>
            </text:list-item>
            <text:list-item>
              <text:p text:style-name="P60">coordinate noise</text:p>
            </text:list-item>
            <text:list-item>
              <text:p text:style-name="P60">rollout target metadata</text:p>
            </text:list-item>
          </text:list>
        </text:list-item>
        <text:list-item>
          <text:p text:style-name="P57">应用 <text:span text:style-name="Source_Text">quality_filters</text:span>：</text:p>
          <text:list text:style-name="L16">
            <text:list-item>
              <text:p text:style-name="P61">label coverage</text:p>
            </text:list-item>
            <text:list-item>
              <text:p text:style-name="P61">fallback fraction</text:p>
            </text:list-item>
            <text:list-item>
              <text:p text:style-name="P61">ligand/pocket atom count</text:p>
            </text:list-item>
            <text:list-item>
              <text:p text:style-name="P61">source structure provenance</text:p>
            </text:list-item>
            <text:list-item>
              <text:p text:style-name="P61">affinity metadata completeness</text:p>
            </text:list-item>
            <text:list-item>
              <text:p text:style-name="P61">approximate label fraction</text:p>
            </text:list-item>
            <text:list-item>
              <text:p text:style-name="P61">normalization provenance coverage</text:p>
            </text:list-item>
            <text:list-item>
              <text:p text:style-name="P61">target-ligand context leakage rejection</text:p>
            </text:list-item>
          </text:list>
        </text:list-item>
        <text:list-item>
          <text:p text:style-name="P57">应用 <text:span text:style-name="Source_Text">max_examples</text:span> 截断。</text:p>
        </text:list-item>
        <text:list-item>
          <text:p text:style-name="P57">完成 validation report，包括 coordinate frame、target context leakage、source reconstruction support。</text:p>
        </text:list-item>
      </text:list>
      <text:p text:style-name="First_20_paragraph">当前数据加载是 in-memory 路径：<text:span text:style-name="Source_Text">InMemoryDataset</text:span> 会 materialize 一个 <text:span text:style-name="Source_Text">Vec&lt;MolecularExample&gt;</text:span>。仓库已经预留 <text:span text:style-name="Source_Text">MolecularExampleSource</text:span> trait 给未来 lazy/cached/sharded loader，但核心训练路径没有 Python dataloader。</text:p>
      <text:h text:style-name="Heading_20_2" text:outline-level="2"><text:bookmark-start text:name="坐标与上下文合同"/>4. 坐标与上下文合同<text:bookmark-end text:name="坐标与上下文合同"/></text:h>
      <text:p text:style-name="First_20_paragraph">当前模型输入使用 ligand-centered model frame：</text:p>
      <text:list text:style-name="L17">
        <text:list-item>
          <text:p text:style-name="P62">ligand 坐标减去 ligand centroid。</text:p>
        </text:list-item>
        <text:list-item>
          <text:p text:style-name="P62">pocket 坐标同样以 ligand centroid 为原点。</text:p>
        </text:list-item>
        <text:list-item>
          <text:p text:style-name="P62">candidate artifact 中的 <text:span text:style-name="Source_Text">candidate.coords</text:span> 也是 ligand-centered model-frame coordinates。</text:p>
        </text:list-item>
        <text:list-item>
          <text:p text:style-name="P62"><text:span text:style-name="Source_Text">coordinate_frame_origin</text:span> 用于恢复 source-frame coordinates。</text:p>
        </text:list-item>
      </text:list>
      <text:p text:style-name="First_20_paragraph">这对 target-ligand denoising/refinement 是合理的，因为训练任务明确从带噪目标配体恢复原配体。对 de novo 路径，forward 会用 pocket-conditioned scaffold 替代目标 ligand topology/geometry encoder 输入，并对 pocket features 做 pocket-centered 处理；目标 ligand atom type、bond、topology 和坐标只进入监督损失。</text:p>
      <text:p text:style-name="Text_20_body">相关 validation 字段：</text:p>
      <text:p text:style-name="P63">coordinate_frame_contract</text:p>
      <text:p text:style-name="P64">coordinate_frame_artifact_contract</text:p>
      <text:p text:style-name="P65">source_coordinate_reconstruction_supported</text:p>
      <text:p text:style-name="P66">target_ligand_context_dependency_detected</text:p>
      <text:p text:style-name="P67">target_ligand_context_dependency_allowed</text:p>
      <text:p text:style-name="P68">target_ligand_context_dependency_rejected</text:p>
      <text:p text:style-name="P69">target_ligand_context_leakage_warnings</text:p>
      <text:p text:style-name="First_20_paragraph">如果要做 pocket-only 或 de novo claim-bearing run，配置应启用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quality_filters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NormalTok"><text:s text:c="4"/></text:span><text:span text:style-name="DataTypeTok">"reject_target_ligand_context_leakage"</text:span><text:span text:style-name="FunctionTok">:</text:span><text:span text:style-name="NormalTok"><text:s text:c="1"/></text:span><text:span text:style-name="KeywordTok">true</text:span>
</text:p>
      <text:p text:style-name="Preformatted_20_Text">
<text:span text:style-name="NormalTok"><text:s text:c="2"/></text:span><text:span text:style-name="FunctionTok">}</text:span>
</text:p>
      <text:p text:style-name="Preformatted_20_Text">
<text:span text:style-name="FunctionTok">}</text:span>
</text:p>
      <text:p text:style-name="First_20_paragraph">对严格 claim-bearing 数据集，仍建议重建 pocket-only coordinate frame 或让 quality filter 拒绝 retained target-ligand context dependency。模型执行层已经避免把目标 ligand topology/geometry 当作 de novo 条件输入。</text:p>
      <text:p text:style-name="Text_20_body">评估层也遵守这个边界：当 de novo 初始化得到的 ligand atom count 与监督目标不同，topology adjacency、geometry distance 和 pharmacophore role probe baseline 不会强行与目标 ligand 矩阵相减或计算 BCE，而是标记为 prediction unavailable。这样可以保留 target supervision 用于训练，同时避免把 target-shaped probe comparison 误报为 de novo 条件证据。</text:p>
      <text:h text:style-name="Heading_20_2" text:outline-level="2"><text:bookmark-start text:name="split-与数据质量审计"/>5. split 与数据质量审计<text:bookmark-end text:name="split-与数据质量审计"/></text:h>
      <text:p text:style-name="First_20_paragraph">训练和实验都使用 protein-level split：</text:p>
      <text:p text:style-name="P70">InMemoryDataset::split_by_protein_fraction_with_options</text:p>
      <text:p text:style-name="First_20_paragraph">关键配置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split_seed"</text:span><text:span text:style-name="FunctionTok">:</text:span><text:span text:style-name="NormalTok"><text:s text:c="1"/></text:span><text:span text:style-name="DecValTok">42</text:span><text:span text:style-name="FunctionTok">,</text:span>
</text:p>
      <text:p text:style-name="Preformatted_20_Text">
<text:span text:style-name="NormalTok"><text:s text:c="2"/></text:span><text:span text:style-name="DataTypeTok">"val_fraction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15</text:span><text:span text:style-name="FunctionTok">,</text:span>
</text:p>
      <text:p text:style-name="Preformatted_20_Text">
<text:span text:style-name="NormalTok"><text:s text:c="2"/></text:span><text:span text:style-name="DataTypeTok">"test_fraction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15</text:span><text:span text:style-name="FunctionTok">,</text:span>
</text:p>
      <text:p text:style-name="Preformatted_20_Text">
<text:span text:style-name="NormalTok"><text:s text:c="2"/></text:span><text:span text:style-name="DataTypeTok">"stratify_by_measurement"</text:span><text:span text:style-name="FunctionTok">:</text:span><text:span text:style-name="NormalTok"><text:s text:c="1"/></text:span><text:span text:style-name="KeywordTok">true</text:span>
</text:p>
      <text:p text:style-name="Preformatted_20_Text">
<text:span text:style-name="FunctionTok">}</text:span>
</text:p>
      <text:p text:style-name="First_20_paragraph">规则：</text:p>
      <text:list text:style-name="L18">
        <text:list-item>
          <text:p text:style-name="P71">先按 <text:span text:style-name="Source_Text">protein_id</text:span> 分组。</text:p>
        </text:list-item>
        <text:list-item>
          <text:p text:style-name="P71">同一 <text:span text:style-name="Source_Text">protein_id</text:span> 只会进入 train、val、test 中的一个 split。</text:p>
        </text:list-item>
        <text:list-item>
          <text:p text:style-name="P71"><text:span text:style-name="Source_Text">stratify_by_measurement=true</text:span> 时，先按 dominant measurement family 建 bucket，再交错分配 group，降低 Kd/Ki/IC50 等 label family 偏斜。</text:p>
        </text:list-item>
        <text:list-item>
          <text:p text:style-name="P71">split report 会记录 protein overlap、duplicate example id、measurement family skew、atom count skew。</text:p>
        </text:list-item>
      </text:list>
      <text:p text:style-name="First_20_paragraph">claim-bearing 配置可以强制 held-out diversity threshold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quality_filters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NormalTok"><text:s text:c="4"/></text:span><text:span text:style-name="DataTypeTok">"min_validation_protein_families"</text:span><text:span text:style-name="FunctionTok">:</text:span><text:span text:style-name="NormalTok"><text:s text:c="1"/></text:span><text:span text:style-name="DecValTok">10</text:span><text:span text:style-name="FunctionTok">,</text:span>
</text:p>
      <text:p text:style-name="Preformatted_20_Text">
<text:span text:style-name="NormalTok"><text:s text:c="4"/></text:span><text:span text:style-name="DataTypeTok">"min_test_protein_families"</text:span><text:span text:style-name="FunctionTok">:</text:span><text:span text:style-name="NormalTok"><text:s text:c="1"/></text:span><text:span text:style-name="DecValTok">10</text:span><text:span text:style-name="FunctionTok">,</text:span>
</text:p>
      <text:p text:style-name="Preformatted_20_Text">
<text:span text:style-name="NormalTok"><text:s text:c="4"/></text:span><text:span text:style-name="DataTypeTok">"min_validation_measurement_families"</text:span><text:span text:style-name="FunctionTok">:</text:span><text:span text:style-name="NormalTok"><text:s text:c="1"/></text:span><text:span text:style-name="DecValTok">2</text:span><text:span text:style-name="FunctionTok">,</text:span>
</text:p>
      <text:p text:style-name="Preformatted_20_Text">
<text:span text:style-name="NormalTok"><text:s text:c="4"/></text:span><text:span text:style-name="DataTypeTok">"min_test_measurement_families"</text:span><text:span text:style-name="FunctionTok">:</text:span><text:span text:style-name="NormalTok"><text:s text:c="1"/></text:span><text:span text:style-name="DecValTok">2</text:span>
</text:p>
      <text:p text:style-name="Preformatted_20_Text">
<text:span text:style-name="NormalTok"><text:s text:c="2"/></text:span><text:span text:style-name="FunctionTok">}</text:span>
</text:p>
      <text:p text:style-name="Preformatted_20_Text">
<text:span text:style-name="FunctionTok">}</text:span>
</text:p>
      <text:p text:style-name="First_20_paragraph"><text:span text:style-name="Source_Text">research inspect</text:span> 会报告 split 质量；<text:span text:style-name="Source_Text">research train</text:span> 和 <text:span text:style-name="Source_Text">research experiment</text:span> 会在 configured threshold 不满足时 fail fast。</text:p>
      <text:h text:style-name="Heading_20_2" text:outline-level="2"><text:bookmark-start text:name="训练方法"/>6. 训练方法<text:bookmark-end text:name="训练方法"/></text:h>
      <text:h text:style-name="Heading_20_3" text:outline-level="3"><text:bookmark-start text:name="训练入口"/>6.1 训练入口<text:bookmark-end text:name="训练入口"/></text:h>
      <text:p text:style-name="First_20_paragraph">主要 CLI：</text:p>
      <text:p text:style-name="Preformatted_20_Text">
<text:span text:style-name="CommentTok"># 数据检查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research_manifest.json</text:span>
</text:p>
      <text:p text:style-name="Preformatted_20_Text">
</text:p>
      <text:p text:style-name="Preformatted_20_Text">
<text:span text:style-name="CommentTok"># 训练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train </text:span><text:span text:style-name="AttributeTok">--config</text:span><text:span text:style-name="NormalTok"><text:s text:c="1"/>configs/research_manifest.json</text:span>
</text:p>
      <text:p text:style-name="Preformatted_20_Text">
</text:p>
      <text:p text:style-name="Preformatted_20_Text">
<text:span text:style-name="CommentTok"># 从 latest checkpoint resume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train </text:span><text:span text:style-name="AttributeTok">--config</text:span><text:span text:style-name="NormalTok"><text:s text:c="1"/>configs/research_manifest.json </text:span><text:span text:style-name="AttributeTok">--resume</text:span>
</text:p>
      <text:p text:style-name="Preformatted_20_Text">
</text:p>
      <text:p text:style-name="Preformatted_20_Text">
<text:span text:style-name="CommentTok"># unseen-pocket experiment，包括训练、验证/test、candidate layer artifact 和 claim summary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experiment </text:span><text:span text:style-name="AttributeTok">--config</text:span><text:span text:style-name="NormalTok"><text:s text:c="1"/>configs/unseen_pocket_manifest.json</text:span>
</text:p>
      <text:p text:style-name="Preformatted_20_Text">
</text:p>
      <text:p text:style-name="Preformatted_20_Text">
<text:span text:style-name="CommentTok"># 配置合法性检查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validate </text:span><text:span text:style-name="AttributeTok">--kind</text:span><text:span text:style-name="NormalTok"><text:s text:c="1"/>experiment </text:span><text:span text:style-name="AttributeTok">--config</text:span><text:span text:style-name="NormalTok"><text:s text:c="1"/>configs/unseen_pocket_manifest.json</text:span>
</text:p>
      <text:h text:style-name="Heading_20_3" text:outline-level="3"><text:bookmark-start text:name="模型输入与分支"/>6.2 模型输入与分支<text:bookmark-end text:name="模型输入与分支"/></text:h>
      <text:p text:style-name="First_20_paragraph">每个 <text:span text:style-name="Source_Text">MolecularExample</text:span> 进入模型前包含三类输入：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模态</text:p>
            </table:table-cell>
            <table:table-cell table:style-name="TableHeaderRowCell" office:value-type="string">
              <text:p text:style-name="Table_20_Heading">主要内容</text:p>
            </table:table-cell>
            <table:table-cell table:style-name="TableHeaderRowCell" office:value-type="string">
              <text:p text:style-name="Table_20_Heading">当前来源</text:p>
            </table:table-cell>
          </table:table-row>
        </table:table-header-rows>
        <table:table-row>
          <table:table-cell table:style-name="TableRowCell" office:value-type="string">
            <text:p text:style-name="Table_20_Contents">topology</text:p>
          </table:table-cell>
          <table:table-cell table:style-name="TableRowCell" office:value-type="string">
            <text:p text:style-name="Table_20_Contents">atom type、bond edge、bond type、adjacency、chemistry roles</text:p>
          </table:table-cell>
          <table:table-cell table:style-name="TableRowCell" office:value-type="string">
            <text:p text:style-name="Table_20_Contents">ligand SDF</text:p>
          </table:table-cell>
        </table:table-row>
        <table:table-row>
          <table:table-cell table:style-name="TableRowCell" office:value-type="string">
            <text:p text:style-name="Table_20_Contents">geometry</text:p>
          </table:table-cell>
          <table:table-cell table:style-name="TableRowCell" office:value-type="string">
            <text:p text:style-name="Table_20_Contents">ligand-centered coordinates、pairwise distances</text:p>
          </table:table-cell>
          <table:table-cell table:style-name="TableRowCell" office:value-type="string">
            <text:p text:style-name="Table_20_Contents">ligand SDF</text:p>
          </table:table-cell>
        </table:table-row>
        <table:table-row>
          <table:table-cell table:style-name="TableRowCell" office:value-type="string">
            <text:p text:style-name="Table_20_Contents">pocket/context</text:p>
          </table:table-cell>
          <table:table-cell table:style-name="TableRowCell" office:value-type="string">
            <text:p text:style-name="Table_20_Contents">pocket atom coords、atom features、pooled features、chemistry roles</text:p>
          </table:table-cell>
          <table:table-cell table:style-name="TableRowCell" office:value-type="string">
            <text:p text:style-name="Table_20_Contents">protein/pocket PDB</text:p>
          </table:table-cell>
        </table:table-row>
      </table:table>
      <text:p text:style-name="First_20_paragraph">模型保持三路 encoder 分离：</text:p>
      <text:list text:style-name="L19">
        <text:list-item>
          <text:p text:style-name="P72">topology encoder</text:p>
        </text:list-item>
        <text:list-item>
          <text:p text:style-name="P72">geometry encoder</text:p>
        </text:list-item>
        <text:list-item>
          <text:p text:style-name="P72">pocket/context encoder</text:p>
        </text:list-item>
      </text:list>
      <text:p text:style-name="First_20_paragraph">后续通过 slot decomposition 和 gated cross-modal interaction 交互。跨模态交互是显式 gated attention，不是 unrestricted full fusion。</text:p>
      <text:h text:style-name="Heading_20_3" text:outline-level="3"><text:bookmark-start text:name="primary-objective"/>6.3 primary objective<text:bookmark-end text:name="primary-objective"/></text:h>
      <text:p text:style-name="First_20_paragraph"><text:span text:style-name="Source_Text">training.primary_objective</text:span> 支持：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Table_20_Heading">Objective</text:p>
            </table:table-cell>
            <table:table-cell table:style-name="TableHeaderRowCell" office:value-type="string">
              <text:p text:style-name="Table_20_Heading">语义</text:p>
            </table:table-cell>
            <table:table-cell table:style-name="TableHeaderRowCell" office:value-type="string">
              <text:p text:style-name="Table_20_Heading">Claim 边界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surrogate_reconstruction</text:span></text:p>
          </table:table-cell>
          <table:table-cell table:style-name="TableRowCell" office:value-type="string">
            <text:p text:style-name="Table_20_Contents">encoder/slot latent reconstruction，加少量 decoder bootstrap</text:p>
          </table:table-cell>
          <table:table-cell table:style-name="TableRowCell" office:value-type="string">
            <text:p text:style-name="Table_20_Contents">debug/bootstrap baseline，不是生成质量主张</text:p>
          </table:table-cell>
        </table:table-row>
        <table:table-row>
          <table:table-cell table:style-name="TableRowCell" office:value-type="string">
            <text:p text:style-name="Table_20_Contents"><text:span text:style-name="Source_Text">conditioned_denoising</text:span></text:p>
          </table:table-cell>
          <table:table-cell table:style-name="TableRowCell" office:value-type="string">
            <text:p text:style-name="Table_20_Contents">默认目标；对目标 ligand 做 atom mask 和 coordinate noise，然后训练 decoder 恢复 atom type/coords/pairwise/centroid/pocket anchor</text:p>
          </table:table-cell>
          <table:table-cell table:style-name="TableRowCell" office:value-type="string">
            <text:p text:style-name="Table_20_Contents">target-ligand denoising/refinement，不是 de novo</text:p>
          </table:table-cell>
        </table:table-row>
        <table:table-row>
          <table:table-cell table:style-name="TableRowCell" office:value-type="string">
            <text:p text:style-name="Table_20_Contents"><text:span text:style-name="Source_Text">flow_matching</text:span></text:p>
          </table:table-cell>
          <table:table-cell table:style-name="TableRowCell" office:value-type="string">
            <text:p text:style-name="Table_20_Contents">默认可作为 geometry-only velocity + endpoint loss；当 <text:span text:style-name="Source_Text">geometry_only=false</text:span> 且五个 branch 全开时，训练 coordinate、atom-type、bond、topology、pocket/context full molecular flow</text:p>
          </table:table-cell>
          <table:table-cell table:style-name="TableRowCell" office:value-type="string">
            <text:p text:style-name="Table_20_Contents">geometry-only 配置只能声称坐标流；full branch 配置可作为 de novo molecular flow</text:p>
          </table:table-cell>
        </table:table-row>
        <table:table-row>
          <table:table-cell table:style-name="TableRowCell" office:value-type="string">
            <text:p text:style-name="Table_20_Contents"><text:span text:style-name="Source_Text">denoising_flow_matching</text:span></text:p>
          </table:table-cell>
          <table:table-cell table:style-name="TableRowCell" office:value-type="string">
            <text:p text:style-name="Table_20_Contents">denoising 和 flow matching 的 hybrid objective</text:p>
          </table:table-cell>
          <table:table-cell table:style-name="TableRowCell" office:value-type="string">
            <text:p text:style-name="Table_20_Contents">混合训练目标，不是新的 generation mode</text:p>
          </table:table-cell>
        </table:table-row>
      </table:table>
      <text:p text:style-name="First_20_paragraph"><text:span text:style-name="Source_Text">conditioned_denoising</text:span> 的核心训练项：</text:p>
      <text:list text:style-name="L20">
        <text:list-item>
          <text:p text:style-name="P73">corrupted atom 的 atom type recovery</text:p>
        </text:list-item>
        <text:list-item>
          <text:p text:style-name="P73">preserved atom 的 atom type preservation</text:p>
        </text:list-item>
        <text:list-item>
          <text:p text:style-name="P73">masked coordinate denoising</text:p>
        </text:list-item>
        <text:list-item>
          <text:p text:style-name="P73">coordinate preservation</text:p>
        </text:list-item>
        <text:list-item>
          <text:p text:style-name="P73">direct noise recovery</text:p>
        </text:list-item>
        <text:list-item>
          <text:p text:style-name="P73">pairwise distance recovery</text:p>
        </text:list-item>
        <text:list-item>
          <text:p text:style-name="P73">centroid recovery</text:p>
        </text:list-item>
        <text:list-item>
          <text:p text:style-name="P73">pocket anchor loss</text:p>
        </text:list-item>
      </text:list>
      <text:p text:style-name="First_20_paragraph"><text:span text:style-name="Source_Text">rollout_eval_*</text:span> 指标只作为 detached evaluation diagnostics 记录。当前 <text:span text:style-name="Source_Text">training.enable_trainable_rollout_loss=true</text:span> 会被配置验证拒绝，因为 tensor-preserving rollout loss 还未实现。</text:p>
      <text:h text:style-name="Heading_20_3" text:outline-level="3"><text:bookmark-start text:name="flow-matching-与-full-molecular-flow"/>6.4 flow matching 与 full molecular flow<text:bookmark-end text:name="flow-matching-与-full-molecular-flow"/></text:h>
      <text:p text:style-name="First_20_paragraph">geometry-only 配置覆盖坐标速度场：</text:p>
      <text:list text:style-name="L21">
        <text:list-item>
          <text:p text:style-name="P74">velocity loss：预测从 noisy/corrupted geometry 或 deterministic scaffold 到 target geometry 的速度。</text:p>
        </text:list-item>
        <text:list-item>
          <text:p text:style-name="P74">endpoint loss：约束积分末端接近监督目标。</text:p>
        </text:list-item>
        <text:list-item>
          <text:p text:style-name="P74"><text:span text:style-name="Source_Text">generation_method.flow_matching.geometry_only=true</text:span> 时，atom type、bond、topology 不由 flow 更新。</text:p>
        </text:list-item>
      </text:list>
      <text:p text:style-name="First_20_paragraph">full molecular flow 配置要求：</text:p>
      <text:list text:style-name="L22">
        <text:list-item>
          <text:p text:style-name="P75"><text:span text:style-name="Source_Text">generation_method.flow_matching.geometry_only=false</text:span></text:p>
        </text:list-item>
        <text:list-item>
          <text:p text:style-name="P75"><text:span text:style-name="Source_Text">multi_modal.enabled_branches=["geometry","atom_type","bond","topology","pocket_context"]</text:span></text:p>
        </text:list-item>
        <text:list-item>
          <text:p text:style-name="P75"><text:span text:style-name="Source_Text">multi_modal.claim_full_molecular_flow=true</text:span> 仅在上述 branch 全开时通过验证</text:p>
        </text:list-item>
        <text:list-item>
          <text:p text:style-name="P75"><text:span text:style-name="Source_Text">multi_modal.branch_loss_weights</text:span> 和 <text:span text:style-name="Source_Text">multi_modal.branch_schedule</text:span> 必须作为实验语义的一部分记录；zero-weight branch 可保留 rollout/artifact 产物，但其 loss graph 会跳过，不能被描述为已优化的 branch</text:p>
        </text:list-item>
      </text:list>
      <text:p text:style-name="First_20_paragraph">额外训练项：</text:p>
      <text:list text:style-name="L23">
        <text:list-item>
          <text:p text:style-name="P76">atom-type categorical flow loss</text:p>
        </text:list-item>
        <text:list-item>
          <text:p text:style-name="P76">bond existence + bond type loss</text:p>
        </text:list-item>
        <text:list-item>
          <text:p text:style-name="P76">topology synchronization loss</text:p>
        </text:list-item>
        <text:list-item>
          <text:p text:style-name="P76">pocket/context representation consistency loss</text:p>
        </text:list-item>
        <text:list-item>
          <text:p text:style-name="P76">branch synchronization loss</text:p>
        </text:list-item>
      </text:list>
      <text:p text:style-name="First_20_paragraph">de novo rollout 不再直接对 bond logits 做独立阈值化。当前 native graph payload 通过 topology-synchronized extractor 生成：它联合 bond logits、 topology logits、坐标距离先验、连通性 pass 和保守 atom-type valence budget， 再把 <text:span text:style-name="Source_Text">native_bonds</text:span> / <text:span text:style-name="Source_Text">native_bond_types</text:span> 写入 raw rollout artifact。这样 raw model-native 层能携带模型自己的图结构，同时仍与后续 repair、valence pruning、 rerank 层分开统计。</text:p>
      <text:p text:style-name="Text_20_body">训练 checkpoint/replay metadata 会记录 generation mode、flow contract version、branch schedule hash、raw/processed evaluation contract，以及 corruption/sampling seed。resume 或 replay-check 遇到这些字段不兼容时应拒绝严格 replay，而不是只比较权重文件是否存在。</text:p>
      <text:h text:style-name="Heading_20_3" text:outline-level="3"><text:bookmark-start text:name="staged-training"/>6.5 staged training<text:bookmark-end text:name="staged-training"/></text:h>
      <text:p text:style-name="First_20_paragraph">Stage scheduler 根据 step 激活不同辅助目标，并在每个 stage 内做线性 warmup。默认原则：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Stage</text:p>
            </table:table-cell>
            <table:table-cell table:style-name="TableHeaderRowCell" office:value-type="string">
              <text:p text:style-name="Table_20_Heading">主要目标</text:p>
            </table:table-cell>
          </table:table-row>
        </table:table-header-rows>
        <table:table-row>
          <table:table-cell table:style-name="TableRowCell" office:value-type="string">
            <text:p text:style-name="Table_20_Contents">Stage 1</text:p>
          </table:table-cell>
          <table:table-cell table:style-name="TableRowCell" office:value-type="string">
            <text:p text:style-name="Table_20_Contents">primary objective + consistency</text:p>
          </table:table-cell>
        </table:table-row>
        <table:table-row>
          <table:table-cell table:style-name="TableRowCell" office:value-type="string">
            <text:p text:style-name="Table_20_Contents">Stage 2</text:p>
          </table:table-cell>
          <table:table-cell table:style-name="TableRowCell" office:value-type="string">
            <text:p text:style-name="Table_20_Contents">加入 intra-modality redundancy；可按权重启用 pocket/contact/clash/valence/bond-length guardrails</text:p>
          </table:table-cell>
        </table:table-row>
        <table:table-row>
          <table:table-cell table:style-name="TableRowCell" office:value-type="string">
            <text:p text:style-name="Table_20_Contents">Stage 3</text:p>
          </table:table-cell>
          <table:table-cell table:style-name="TableRowCell" office:value-type="string">
            <text:p text:style-name="Table_20_Contents">加入 semantic probes、leakage control、pharmacophore role probes/leakage</text:p>
          </table:table-cell>
        </table:table-row>
        <table:table-row>
          <table:table-cell table:style-name="TableRowCell" office:value-type="string">
            <text:p text:style-name="Table_20_Contents">Stage 4</text:p>
          </table:table-cell>
          <table:table-cell table:style-name="TableRowCell" office:value-type="string">
            <text:p text:style-name="Table_20_Contents">加入 gate sparsity 和 slot sparsity/balance</text:p>
          </table:table-cell>
        </table:table-row>
      </table:table>
      <text:p text:style-name="First_20_paragraph">对应权重字段：</text:p>
      <text:p text:style-name="Preformatted_20_Text">
<text:span text:style-name="FunctionTok">{</text:span>
</text:p>
      <text:p text:style-name="Preformatted_20_Text">
<text:span text:style-name="NormalTok"><text:s text:c="2"/></text:span><text:span text:style-name="DataTypeTok">"loss_weights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NormalTok"><text:s text:c="4"/></text:span><text:span text:style-name="DataTypeTok">"alpha_task"</text:span><text:span text:style-name="FunctionTok">:</text:span><text:span text:style-name="NormalTok"><text:s text:c="1"/></text:span><text:span text:style-name="FloatTok">1.0</text:span><text:span text:style-name="FunctionTok">,</text:span>
</text:p>
      <text:p text:style-name="Preformatted_20_Text">
<text:span text:style-name="NormalTok"><text:s text:c="4"/></text:span><text:span text:style-name="DataTypeTok">"beta_intra_red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1</text:span><text:span text:style-name="FunctionTok">,</text:span>
</text:p>
      <text:p text:style-name="Preformatted_20_Text">
<text:span text:style-name="NormalTok"><text:s text:c="4"/></text:span><text:span text:style-name="DataTypeTok">"gamma_probe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2</text:span><text:span text:style-name="FunctionTok">,</text:span>
</text:p>
      <text:p text:style-name="Preformatted_20_Text">
<text:span text:style-name="NormalTok"><text:s text:c="4"/></text:span><text:span text:style-name="DataTypeTok">"delta_leak"</text:span><text:span text:style-name="FunctionTok">:</text:span><text:span text:style-name="NormalTok"><text:s text:c="1"/></text:span><text:span text:style-name="DecValTok">0</text:span><text:span text:style-name="ErrorTok">.05</text:span><text:span text:style-name="FunctionTok">,</text:span>
</text:p>
      <text:p text:style-name="Preformatted_20_Text">
<text:span text:style-name="NormalTok"><text:s text:c="4"/></text:span><text:span text:style-name="DataTypeTok">"eta_gate"</text:span><text:span text:style-name="FunctionTok">:</text:span><text:span text:style-name="NormalTok"><text:s text:c="1"/></text:span><text:span text:style-name="DecValTok">0</text:span><text:span text:style-name="ErrorTok">.05</text:span><text:span text:style-name="FunctionTok">,</text:span>
</text:p>
      <text:p text:style-name="Preformatted_20_Text">
<text:span text:style-name="NormalTok"><text:s text:c="4"/></text:span><text:span text:style-name="DataTypeTok">"mu_slot"</text:span><text:span text:style-name="FunctionTok">:</text:span><text:span text:style-name="NormalTok"><text:s text:c="1"/></text:span><text:span text:style-name="DecValTok">0</text:span><text:span text:style-name="ErrorTok">.05</text:span><text:span text:style-name="FunctionTok">,</text:span>
</text:p>
      <text:p text:style-name="Preformatted_20_Text">
<text:span text:style-name="NormalTok"><text:s text:c="4"/></text:span><text:span text:style-name="DataTypeTok">"nu_consistency"</text:span><text:span text:style-name="FunctionTok">:</text:span><text:span text:style-name="NormalTok"><text:s text:c="1"/></text:span><text:span text:style-name="DecValTok">0</text:span><text:span text:style-name="ErrorTok">.</text:span><text:span text:style-name="DecValTok">1</text:span>
</text:p>
      <text:p text:style-name="Preformatted_20_Text">
<text:span text:style-name="NormalTok"><text:s text:c="2"/></text:span><text:span text:style-name="FunctionTok">}</text:span>
</text:p>
      <text:p text:style-name="Preformatted_20_Text">
<text:span text:style-name="FunctionTok">}</text:span>
</text:p>
      <text:p text:style-name="First_20_paragraph">训练中会记录 objective execution plan，区分：</text:p>
      <text:list text:style-name="L24">
        <text:list-item>
          <text:p text:style-name="P77">active</text:p>
        </text:list-item>
        <text:list-item>
          <text:p text:style-name="P77">inactive_zero_weight</text:p>
        </text:list-item>
        <text:list-item>
          <text:p text:style-name="P77">active_zero_weighted_value</text:p>
        </text:list-item>
        <text:list-item>
          <text:p text:style-name="P77">detached diagnostics</text:p>
        </text:list-item>
      </text:list>
      <text:p text:style-name="First_20_paragraph">这对于 ablation 和 claim wording 很重要，因为一个指标存在不等于它参与了 optimizer。</text:p>
      <text:h text:style-name="Heading_20_3" text:outline-level="3"><text:bookmark-start text:name="auxiliary-losses"/>6.6 auxiliary losses<text:bookmark-end text:name="auxiliary-losses"/></text:h>
      <text:p text:style-name="First_20_paragraph">当前辅助目标包括：</text:p>
      <text:list text:style-name="L25">
        <text:list-item>
          <text:p text:style-name="P78"><text:span text:style-name="Source_Text">L_consistency</text:span>：topology-geometry consistency。</text:p>
        </text:list-item>
        <text:list-item>
          <text:p text:style-name="P78"><text:span text:style-name="Source_Text">L_intra_red</text:span>：模态内 redundancy reduction，避免 slot/latent 冗余。</text:p>
        </text:list-item>
        <text:list-item>
          <text:p text:style-name="P78"><text:span text:style-name="Source_Text">L_probe</text:span>：语义 probe，如 geometry distance、affinity、pharmacophore role。</text:p>
        </text:list-item>
        <text:list-item>
          <text:p text:style-name="P78"><text:span text:style-name="Source_Text">L_leak</text:span>：off-modality leakage control 或 leakage proxy。</text:p>
        </text:list-item>
        <text:list-item>
          <text:p text:style-name="P78"><text:span text:style-name="Source_Text">L_gate</text:span>：cross-modal gate sparsity。</text:p>
        </text:list-item>
        <text:list-item>
          <text:p text:style-name="P78"><text:span text:style-name="Source_Text">L_slot</text:span>：slot sparsity 和 balance。</text:p>
        </text:list-item>
        <text:list-item>
          <text:p text:style-name="P78">chemistry guardrails：pocket contact、pocket clash、pocket envelope、valence guardrail、bond length guardrail。</text:p>
        </text:list-item>
      </text:list>
      <text:p text:style-name="First_20_paragraph">训练报告会把 optimizer-facing loss 和 detached diagnostic 分开。尤其是 leakage/probe 指标不能单独证明 representation 没有泄漏，只能作为当前协议下的风险信号。</text:p>
      <text:h text:style-name="Heading_20_3" text:outline-level="3"><text:bookmark-start text:name="affinity-supervision-与-measurement-family-weighting"/>6.7 affinity supervision 与 measurement family weighting<text:bookmark-end text:name="affinity-supervision-与-measurement-family-weighting"/></text:h>
      <text:p text:style-name="First_20_paragraph"><text:span text:style-name="Source_Text">training.affinity_weighting</text:span> 支持：</text:p>
      <text:list text:style-name="L26">
        <text:list-item>
          <text:p text:style-name="P79"><text:span text:style-name="Source_Text">none</text:span></text:p>
        </text:list-item>
        <text:list-item>
          <text:p text:style-name="P79"><text:span text:style-name="Source_Text">inverse_frequency</text:span></text:p>
        </text:list-item>
      </text:list>
      <text:p text:style-name="First_20_paragraph">当使用混合 <text:span text:style-name="Source_Text">Kd/Ki/IC50/pKd</text:span> 标签时，<text:span text:style-name="Source_Text">inverse_frequency</text:span> 会按 measurement family 反频率加权，避免某一类 label family 在 probe/affinity 目标中占比过高。<text:span text:style-name="Source_Text">IC50/EC50</text:span> 仍会被标记为 approximate，claim-bearing 运行应关注 approximate label fraction。</text:p>
      <text:h text:style-name="Heading_20_3" text:outline-level="3"><text:bookmark-start text:name="optimizerbatchingcheckpoint"/>6.8 optimizer、batching、checkpoint<text:bookmark-end text:name="optimizerbatchingcheckpoint"/></text:h>
      <text:p text:style-name="First_20_paragraph">当前 trainer：</text:p>
      <text:list text:style-name="L27">
        <text:list-item>
          <text:p text:style-name="P80">使用 <text:span text:style-name="Source_Text">tch</text:span> / Rust 实现。</text:p>
        </text:list-item>
        <text:list-item>
          <text:p text:style-name="P80">optimizer 为 Adam。</text:p>
        </text:list-item>
        <text:list-item>
          <text:p text:style-name="P80">batch 来源是 <text:span text:style-name="Source_Text">ExampleBatchSampler</text:span> 或 <text:span text:style-name="Source_Text">MolecularExampleSource</text:span> adapter。</text:p>
        </text:list-item>
        <text:list-item>
          <text:p text:style-name="P80">支持 deterministic data order：</text:p>
          <text:list text:style-name="L28">
            <text:list-item>
              <text:p text:style-name="P81"><text:span text:style-name="Source_Text">training.data_order.shuffle</text:span></text:p>
            </text:list-item>
            <text:list-item>
              <text:p text:style-name="P81"><text:span text:style-name="Source_Text">training.data_order.sampler_seed</text:span></text:p>
            </text:list-item>
            <text:list-item>
              <text:p text:style-name="P81"><text:span text:style-name="Source_Text">training.data_order.drop_last</text:span></text:p>
            </text:list-item>
            <text:list-item>
              <text:p text:style-name="P81"><text:span text:style-name="Source_Text">training.data_order.max_epochs</text:span></text:p>
            </text:list-item>
          </text:list>
        </text:list-item>
        <text:list-item>
          <text:p text:style-name="P80">支持 gradient health diagnostics。</text:p>
        </text:list-item>
        <text:list-item>
          <text:p text:style-name="P80">可选 global norm clipping。</text:p>
        </text:list-item>
        <text:list-item>
          <text:p text:style-name="P80">checkpoint 写入 <text:span text:style-name="Source_Text">training.checkpoint_dir</text:span>。</text:p>
        </text:list-item>
        <text:list-item>
          <text:p text:style-name="P80">resume 恢复 weights、step、history 和 optimizer/scheduler metadata；但当前 tch Adam 内部 moment buffers 不做 strict serialization，所以默认不是 exact optimizer replay。</text:p>
        </text:list-item>
        <text:list-item>
          <text:p text:style-name="P80">step 执行已经拆分为 stage selection、objective execution、gradient step、runtime tracking、metric construction 和 checkpoint trigger；runtime metrics 会记录 batched forward count、per-example fallback count、forward execution mode，以及 de novo per-example fallback reason。</text:p>
        </text:list-item>
      </text:list>
      <text:p text:style-name="First_20_paragraph">主要 artifact：</text:p>
      <text:p text:style-name="P82">training_summary.json</text:p>
      <text:p text:style-name="P83">dataset_validation_report.json</text:p>
      <text:p text:style-name="P84">split_report.json</text:p>
      <text:p text:style-name="P85">config.snapshot.json</text:p>
      <text:p text:style-name="P86">latest.ot / latest.json</text:p>
      <text:p text:style-name="P87">step-N.ot / step-N.json</text:p>
      <text:p text:style-name="P88">best.ot / best.json</text:p>
      <text:p text:style-name="P89">run_artifacts.json</text:p>
      <text:p text:style-name="First_20_paragraph"><text:span text:style-name="Source_Text">research experiment</text:span> 还会写：</text:p>
      <text:p text:style-name="P90">experiment_summary.json</text:p>
      <text:p text:style-name="P91">claim_summary.json</text:p>
      <text:p text:style-name="P92">generation_layers_validation.json</text:p>
      <text:p text:style-name="P93">generation_layers_test.json</text:p>
      <text:p text:style-name="P94">candidate_metrics_validation.jsonl</text:p>
      <text:p text:style-name="P95">candidate_metrics_test.jsonl</text:p>
      <text:h text:style-name="Heading_20_2" text:outline-level="2"><text:bookmark-start text:name="推荐复现实验流程"/>7. 推荐复现实验流程<text:bookmark-end text:name="推荐复现实验流程"/></text:h>
      <text:h text:style-name="Heading_20_3" text:outline-level="3"><text:bookmark-start text:name="快速-smoke"/>7.1 快速 smoke<text:bookmark-end text:name="快速-smoke"/></text:h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validate </text:span><text:span text:style-name="AttributeTok">--kind</text:span><text:span text:style-name="NormalTok"><text:s text:c="1"/>research </text:span><text:span text:style-name="AttributeTok">--config</text:span><text:span text:style-name="NormalTok"><text:s text:c="1"/>configs/research_manifest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research_manifest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train </text:span><text:span text:style-name="AttributeTok">--config</text:span><text:span text:style-name="NormalTok"><text:s text:c="1"/>configs/research_manifest.json</text:span>
</text:p>
      <text:h text:style-name="Heading_20_3" text:outline-level="3"><text:bookmark-start text:name="compact-unseen-pocket-experiment"/>7.2 compact unseen-pocket experiment<text:bookmark-end text:name="compact-unseen-pocket-experiment"/></text:h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validate </text:span><text:span text:style-name="AttributeTok">--kind</text:span><text:span text:style-name="NormalTok"><text:s text:c="1"/>experiment </text:span><text:span text:style-name="AttributeTok">--config</text:span><text:span text:style-name="NormalTok"><text:s text:c="1"/>configs/unseen_pocket_manifest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experiment </text:span><text:span text:style-name="AttributeTok">--config</text:span><text:span text:style-name="NormalTok"><text:s text:c="1"/>configs/unseen_pocket_manifest.json</text:span>
</text:p>
      <text:h text:style-name="Heading_20_3" text:outline-level="3"><text:bookmark-start text:name="pdbbind-larger-data-run"/>7.3 PDBbind++ larger-data run<text:bookmark-end text:name="pdbbind-larger-data-run"/></text:h>
      <text:p text:style-name="First_20_paragraph">先确保数据存在：</text:p>
      <text:p text:style-name="Preformatted_20_Text">
<text:span text:style-name="BuiltInTok">test</text:span><text:span text:style-name="NormalTok"><text:s text:c="1"/></text:span><text:span text:style-name="AttributeTok">-f</text:span><text:span text:style-name="NormalTok"><text:s text:c="1"/>data/pdbbindpp-2020/manifest.json</text:span>
</text:p>
      <text:p text:style-name="Preformatted_20_Text">
<text:span text:style-name="BuiltInTok">test</text:span><text:span text:style-name="NormalTok"><text:s text:c="1"/></text:span><text:span text:style-name="AttributeTok">-f</text:span><text:span text:style-name="NormalTok"><text:s text:c="1"/>data/pdbbindpp-2020/affinity_labels.csv</text:span>
</text:p>
      <text:p text:style-name="First_20_paragraph">再检查配置：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validate </text:span><text:span text:style-name="AttributeTok">--kind</text:span><text:span text:style-name="NormalTok"><text:s text:c="1"/>experiment </text:span><text:span text:style-name="AttributeTok">--config</text:span><text:span text:style-name="NormalTok"><text:s text:c="1"/>configs/unseen_pocket_pdbbindpp_real_backends.json</text:span>
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inspect </text:span><text:span text:style-name="AttributeTok">--config</text:span><text:span text:style-name="NormalTok"><text:s text:c="1"/>configs/unseen_pocket_pdbbindpp_real_backends.json</text:span>
</text:p>
      <text:p text:style-name="First_20_paragraph">然后运行 experiment：</text:p>
      <text:p text:style-name="Preformatted_20_Text">
<text:span text:style-name="ExtensionTok">cargo</text:span><text:span text:style-name="NormalTok"><text:s text:c="1"/>run </text:span><text:span text:style-name="AttributeTok">--bin</text:span><text:span text:style-name="NormalTok"><text:s text:c="1"/>pocket_diffusion </text:span><text:span text:style-name="AttributeTok">--</text:span><text:span text:style-name="NormalTok"><text:s text:c="1"/>research experiment </text:span><text:span text:style-name="AttributeTok">--config</text:span><text:span text:style-name="NormalTok"><text:s text:c="1"/>configs/unseen_pocket_pdbbindpp_real_backends.json</text:span>
</text:p>
      <text:p text:style-name="First_20_paragraph">如果启用 RDKit/Vina/GNINA 等外部 backend，还需要先准备对应 Python 环境和 executable。backend 结果是 score-only / heuristic / adapter evidence，不是实验 binding affinity。</text:p>
      <text:h text:style-name="Heading_20_3" text:outline-level="3"><text:bookmark-start text:name="当前最终-compact-smoke-证据"/>7.4 当前最终 compact smoke 证据<text:bookmark-end text:name="当前最终-compact-smoke-证据"/></text:h>
      <text:p text:style-name="First_20_paragraph">2026-04-29 的 Q14 最终烟测使用三个小配置覆盖 conditioned denoising、geometry-only flow 和 de novo full-flow execution surface：</text:p>
      <text:p text:style-name="P96">configs/q14_final_smoke_conditioned_denoising.json</text:p>
      <text:p text:style-name="P97">configs/q14_final_smoke_geometry_flow.json</text:p>
      <text:p text:style-name="P98">configs/q14_final_smoke_de_novo_full_flow.json</text:p>
      <text:p text:style-name="First_20_paragraph">同一目录中还保留对应 training 入口使用的 research config：</text:p>
      <text:p text:style-name="P99">configs/q14_final_smoke_conditioned_denoising.research.json</text:p>
      <text:p text:style-name="P100">configs/q14_final_smoke_geometry_flow.research.json</text:p>
      <text:p text:style-name="P101">configs/q14_final_smoke_de_novo_full_flow.research.json</text:p>
      <text:p text:style-name="First_20_paragraph">对应训练、experiment、generation 和 claim 产物位于：</text:p>
      <text:p text:style-name="P102">checkpoints/q14_final_smoke/conditioned_denoising/</text:p>
      <text:p text:style-name="P103">checkpoints/q14_final_smoke/geometry_flow/</text:p>
      <text:p text:style-name="P104">checkpoints/q14_final_smoke/de_novo_full_flow/</text:p>
      <text:p text:style-name="First_20_paragraph">每个目录都包含 <text:span text:style-name="Source_Text">training_summary.json</text:span>、<text:span text:style-name="Source_Text">experiment_summary.json</text:span>、<text:span text:style-name="Source_Text">generation_layers_validation.json</text:span>、<text:span text:style-name="Source_Text">generation_layers_test.json</text:span>、<text:span text:style-name="Source_Text">claim_summary.json</text:span>、<text:span text:style-name="Source_Text">repair_case_audit_*.json</text:span>、<text:span text:style-name="Source_Text">frozen_leakage_probe_audit.json</text:span> 和 candidate metrics JSONL。三组烟测的 validation/test <text:span text:style-name="Source_Text">finite_forward_fraction</text:span> 都是 1.0，记录到的 nonfinite gradient tensor 总数都是 0。</text:p>
      <text:p text:style-name="Text_20_body"><text:span text:style-name="Source_Text">de_novo_full_flow</text:span> 使用 <text:span text:style-name="Source_Text">generation_mode=de_novo_initialization</text:span>、五个 full molecular flow branch 和 <text:span text:style-name="Source_Text">target_alignment_policy=hungarian_distance</text:span>；matching provenance 记录在 <text:span text:style-name="Source_Text">training_history[].losses.primary.branch_schedule.entries[]</text:span>。这只证明 de novo full-flow 执行路径、非索引 matching、leakage audit、raw-native summary 和 generation layer artifact 可以一起跑通；它不是大规模 held-out-pocket benchmark，也不能单独支持 de novo 生成质量结论。</text:p>
      <text:p text:style-name="Text_20_body">raw-native 层与 repaired/inferred-bond/reranked 等 processed 层分开记录。任何 repaired 层改进都必须引用 <text:span text:style-name="Source_Text">postprocessing_repair_audit</text:span> 或 <text:span text:style-name="Source_Text">generation_layers_*.json.repair_case_audit</text:span>，不能描述成 raw generation evidence。完整摘要见 <text:span text:style-name="Source_Text">docs/q14_final_smoke_summary.md</text:span>。</text:p>
      <text:h text:style-name="Heading_20_2" text:outline-level="2"><text:bookmark-start text:name="当前实现限制"/>8. 当前实现限制<text:bookmark-end text:name="当前实现限制"/></text:h>
      <text:list text:style-name="L29">
        <text:list-item>
          <text:p text:style-name="P105">数据加载仍是 in-memory，不适合无限扩展到超大规模 shard；未来应实现 lazy <text:span text:style-name="Source_Text">MolecularExampleSource</text:span>。</text:p>
        </text:list-item>
        <text:list-item>
          <text:p text:style-name="P105">PDB/SDF parser 是任务定制 parser，不是完整化学标准库替代品。</text:p>
        </text:list-item>
        <text:list-item>
          <text:p text:style-name="P105">数据源 pocket 坐标仍记录 ligand-centered provenance；de novo 执行路径会 pocket-center，但严格 claim-bearing 数据集仍应开启 target-context leakage rejection。</text:p>
        </text:list-item>
        <text:list-item>
          <text:p text:style-name="P105"><text:span text:style-name="Source_Text">flow_matching</text:span> 默认是 geometry-only；full molecular flow 需要显式关闭 <text:span text:style-name="Source_Text">geometry_only</text:span> 并启用五个 branch。</text:p>
        </text:list-item>
        <text:list-item>
          <text:p text:style-name="P105"><text:span text:style-name="Source_Text">rollout_eval_*</text:span> 是 detached diagnostics。</text:p>
        </text:list-item>
        <text:list-item>
          <text:p text:style-name="P105">mini_pdbbind 只能作为 smoke，不是 claim-bearing benchmark。</text:p>
        </text:list-item>
        <text:list-item>
          <text:p text:style-name="P105">external backend score-only 指标不能被描述为实验亲和力。</text:p>
        </text:list-item>
      </text:list>
      <text:h text:style-name="Heading_20_2" text:outline-level="2"><text:bookmark-start text:name="关键代码路径"/>9. 关键代码路径<text:bookmark-end text:name="关键代码路径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主题</text:p>
            </table:table-cell>
            <table:table-cell table:style-name="TableHeaderRowCell" office:value-type="string">
              <text:p text:style-name="Table_20_Heading">路径</text:p>
            </table:table-cell>
          </table:table-row>
        </table:table-header-rows>
        <table:table-row>
          <table:table-cell table:style-name="TableRowCell" office:value-type="string">
            <text:p text:style-name="Table_20_Contents">DataConfig</text:p>
          </table:table-cell>
          <table:table-cell table:style-name="TableRowCell" office:value-type="string">
            <text:p text:style-name="Table_20_Contents"><text:span text:style-name="Source_Text">src/config/types/data.rs</text:span></text:p>
          </table:table-cell>
        </table:table-row>
        <table:table-row>
          <table:table-cell table:style-name="TableRowCell" office:value-type="string">
            <text:p text:style-name="Table_20_Contents">TrainingConfig</text:p>
          </table:table-cell>
          <table:table-cell table:style-name="TableRowCell" office:value-type="string">
            <text:p text:style-name="Table_20_Contents"><text:span text:style-name="Source_Text">src/config/types/training.rs</text:span></text:p>
          </table:table-cell>
        </table:table-row>
        <table:table-row>
          <table:table-cell table:style-name="TableRowCell" office:value-type="string">
            <text:p text:style-name="Table_20_Contents">dataset load/split</text:p>
          </table:table-cell>
          <table:table-cell table:style-name="TableRowCell" office:value-type="string">
            <text:p text:style-name="Table_20_Contents"><text:span text:style-name="Source_Text">src/data/dataset/core.rs</text:span></text:p>
          </table:table-cell>
        </table:table-row>
        <table:table-row>
          <table:table-cell table:style-name="TableRowCell" office:value-type="string">
            <text:p text:style-name="Table_20_Contents">manifest / label schema</text:p>
          </table:table-cell>
          <table:table-cell table:style-name="TableRowCell" office:value-type="string">
            <text:p text:style-name="Table_20_Contents"><text:span text:style-name="Source_Text">src/data/parser/manifest.rs</text:span></text:p>
          </table:table-cell>
        </table:table-row>
        <table:table-row>
          <table:table-cell table:style-name="TableRowCell" office:value-type="string">
            <text:p text:style-name="Table_20_Contents">affinity label parser</text:p>
          </table:table-cell>
          <table:table-cell table:style-name="TableRowCell" office:value-type="string">
            <text:p text:style-name="Table_20_Contents"><text:span text:style-name="Source_Text">src/data/parser/affinity.rs</text:span></text:p>
          </table:table-cell>
        </table:table-row>
        <table:table-row>
          <table:table-cell table:style-name="TableRowCell" office:value-type="string">
            <text:p text:style-name="Table_20_Contents">PDBbind-like discovery</text:p>
          </table:table-cell>
          <table:table-cell table:style-name="TableRowCell" office:value-type="string">
            <text:p text:style-name="Table_20_Contents"><text:span text:style-name="Source_Text">src/data/parser/discovery.rs</text:span></text:p>
          </table:table-cell>
        </table:table-row>
        <table:table-row>
          <table:table-cell table:style-name="TableRowCell" office:value-type="string">
            <text:p text:style-name="Table_20_Contents">SDF parser</text:p>
          </table:table-cell>
          <table:table-cell table:style-name="TableRowCell" office:value-type="string">
            <text:p text:style-name="Table_20_Contents"><text:span text:style-name="Source_Text">src/data/parser/sdf.rs</text:span></text:p>
          </table:table-cell>
        </table:table-row>
        <table:table-row>
          <table:table-cell table:style-name="TableRowCell" office:value-type="string">
            <text:p text:style-name="Table_20_Contents">feature builders</text:p>
          </table:table-cell>
          <table:table-cell table:style-name="TableRowCell" office:value-type="string">
            <text:p text:style-name="Table_20_Contents"><text:span text:style-name="Source_Text">src/data/features/builders.rs</text:span></text:p>
          </table:table-cell>
        </table:table-row>
        <table:table-row>
          <table:table-cell table:style-name="TableRowCell" office:value-type="string">
            <text:p text:style-name="Table_20_Contents">trainer</text:p>
          </table:table-cell>
          <table:table-cell table:style-name="TableRowCell" office:value-type="string">
            <text:p text:style-name="Table_20_Contents"><text:span text:style-name="Source_Text">src/training/trainer.rs</text:span></text:p>
          </table:table-cell>
        </table:table-row>
        <table:table-row>
          <table:table-cell table:style-name="TableRowCell" office:value-type="string">
            <text:p text:style-name="Table_20_Contents">stage scheduler</text:p>
          </table:table-cell>
          <table:table-cell table:style-name="TableRowCell" office:value-type="string">
            <text:p text:style-name="Table_20_Contents"><text:span text:style-name="Source_Text">src/training/scheduler.rs</text:span></text:p>
          </table:table-cell>
        </table:table-row>
        <table:table-row>
          <table:table-cell table:style-name="TableRowCell" office:value-type="string">
            <text:p text:style-name="Table_20_Contents">primary objectives</text:p>
          </table:table-cell>
          <table:table-cell table:style-name="TableRowCell" office:value-type="string">
            <text:p text:style-name="Table_20_Contents"><text:span text:style-name="Source_Text">src/losses/task.rs</text:span></text:p>
          </table:table-cell>
        </table:table-row>
        <table:table-row>
          <table:table-cell table:style-name="TableRowCell" office:value-type="string">
            <text:p text:style-name="Table_20_Contents">training CLI entrypoint</text:p>
          </table:table-cell>
          <table:table-cell table:style-name="TableRowCell" office:value-type="string">
            <text:p text:style-name="Table_20_Contents"><text:span text:style-name="Source_Text">src/training/entrypoints.rs</text:span></text:p>
          </table:table-cell>
        </table:table-row>
        <table:table-row>
          <table:table-cell table:style-name="TableRowCell" office:value-type="string">
            <text:p text:style-name="Table_20_Contents">unseen-pocket experiment</text:p>
          </table:table-cell>
          <table:table-cell table:style-name="TableRowCell" office:value-type="string">
            <text:p text:style-name="Table_20_Contents"><text:span text:style-name="Source_Text">src/experiments/unseen_pocket/run.rs</text:span></text:p>
          </table:table-cell>
        </table:table-row>
      </table:table>
      <text:h text:style-name="Heading_20_2" text:outline-level="2"><text:bookmark-start text:name="外部来源备注"/>10. 外部来源备注<text:bookmark-end text:name="外部来源备注"/></text:h>
      <text:list text:style-name="L30">
        <text:list-item>
          <text:p text:style-name="P106">PDBbind++ 2020 Hugging Face dataset card 说明 refined set 约 5,316 个 protein-ligand complexes，目录按 PDB ID 组织，并包含 protein/pocket/ligand 结构文件。</text:p>
        </text:list-item>
        <text:list-item>
          <text:p text:style-name="P106">Zenodo 上存在 reprocessed PDBbind-v2020 数据包，可作为 PDBbind-like 结构来源之一；使用前应确认其预处理协议、许可和引用要求是否符合目标实验。</text:p>
        </text:list-item>
        <text:list-item>
          <text:p text:style-name="P106">PDBbind 官方数据应遵守官方注册、下载和引用要求；本仓库只提供 parser 和整理脚本，不提供绕过授权的数据下载器。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</meta:generator>
    <dc:title>数据集、解析流程与训练方法说明</dc:title>
    <dc:description/>
    <dc:subject/>
    <meta:keyword/>
    <meta:initial-creator/>
    <dc:creator/>
    <meta:creation-date>2026-04-29T12:44:04Z</meta:creation-date>
    <dc:date>2026-04-29T12:44:04Z</dc:date>
  </office:meta>
</office:document-meta>
</file>